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be3ee" officeooo:paragraph-rsid="000be3ee"/>
    </style:style>
    <style:style style:name="P2" style:family="paragraph" style:parent-style-name="Standard">
      <style:text-properties officeooo:rsid="000caa53" officeooo:paragraph-rsid="000caa53"/>
    </style:style>
    <style:style style:name="P3" style:family="paragraph" style:parent-style-name="Standard">
      <style:text-properties officeooo:rsid="000d15b5" officeooo:paragraph-rsid="000d15b5"/>
    </style:style>
    <style:style style:name="P4" style:family="paragraph" style:parent-style-name="Standard">
      <style:text-properties officeooo:rsid="002eaa9a" officeooo:paragraph-rsid="002eaa9a"/>
    </style:style>
    <style:style style:name="P5" style:family="paragraph" style:parent-style-name="Standard">
      <style:text-properties fo:font-weight="bold" officeooo:rsid="000be3ee" officeooo:paragraph-rsid="000be3ee" style:font-weight-asian="bold" style:font-weight-complex="bold"/>
    </style:style>
    <style:style style:name="P6" style:family="paragraph" style:parent-style-name="Standard">
      <style:text-properties fo:font-weight="bold" officeooo:rsid="0032ee51" officeooo:paragraph-rsid="0032ee51" style:font-weight-asian="bold" style:font-weight-complex="bold"/>
    </style:style>
    <style:style style:name="P7" style:family="paragraph" style:parent-style-name="Standard">
      <style:text-properties fo:language="id" fo:country="ID" officeooo:rsid="0032ee51" officeooo:paragraph-rsid="0032ee51"/>
    </style:style>
    <style:style style:name="P8" style:family="paragraph" style:parent-style-name="Standard">
      <style:text-properties fo:language="id" fo:country="ID" officeooo:rsid="0032ee51" officeooo:paragraph-rsid="00334ba7"/>
    </style:style>
    <style:style style:name="P9" style:family="paragraph" style:parent-style-name="Standard">
      <style:text-properties fo:language="id" fo:country="ID" officeooo:rsid="0032ee51" officeooo:paragraph-rsid="0036e1aa"/>
    </style:style>
    <style:style style:name="P10" style:family="paragraph" style:parent-style-name="Standard">
      <style:text-properties fo:language="id" fo:country="ID" officeooo:rsid="0032ee51" officeooo:paragraph-rsid="0051b7b9"/>
    </style:style>
    <style:style style:name="P11" style:family="paragraph" style:parent-style-name="Standard">
      <style:text-properties fo:language="id" fo:country="ID" officeooo:rsid="0032ee51" officeooo:paragraph-rsid="00556e98"/>
    </style:style>
    <style:style style:name="P12" style:family="paragraph" style:parent-style-name="Standard">
      <style:text-properties fo:language="id" fo:country="ID" officeooo:rsid="0032ee51" officeooo:paragraph-rsid="006cbc55"/>
    </style:style>
    <style:style style:name="P13" style:family="paragraph" style:parent-style-name="Standard">
      <style:text-properties fo:language="id" fo:country="ID" officeooo:rsid="0032ee51" officeooo:paragraph-rsid="00796e8c"/>
    </style:style>
    <style:style style:name="P14" style:family="paragraph" style:parent-style-name="Standard">
      <style:text-properties fo:language="id" fo:country="ID" officeooo:rsid="0032ee51" officeooo:paragraph-rsid="009b73cd"/>
    </style:style>
    <style:style style:name="P15" style:family="paragraph" style:parent-style-name="Standard">
      <style:text-properties fo:language="id" fo:country="ID" officeooo:rsid="003392fd" officeooo:paragraph-rsid="003392fd"/>
    </style:style>
    <style:style style:name="P16" style:family="paragraph" style:parent-style-name="Standard">
      <style:text-properties fo:language="id" fo:country="ID" officeooo:rsid="007ec18e" officeooo:paragraph-rsid="007ec18e"/>
    </style:style>
    <style:style style:name="P17" style:family="paragraph" style:parent-style-name="Standard">
      <style:paragraph-properties fo:break-before="page"/>
      <style:text-properties fo:language="id" fo:country="ID" officeooo:rsid="00b388f4" officeooo:paragraph-rsid="00b388f4"/>
    </style:style>
    <style:style style:name="P18" style:family="paragraph" style:parent-style-name="Standard">
      <style:text-properties fo:language="id" fo:country="ID" officeooo:rsid="00b388f4" officeooo:paragraph-rsid="00b388f4"/>
    </style:style>
    <style:style style:name="P19" style:family="paragraph" style:parent-style-name="Standard">
      <style:text-properties fo:language="id" fo:country="ID" officeooo:rsid="00b388f4" officeooo:paragraph-rsid="00e30db7"/>
    </style:style>
    <style:style style:name="P20" style:family="paragraph" style:parent-style-name="Standard">
      <style:text-properties fo:language="id" fo:country="ID" officeooo:rsid="01083722" officeooo:paragraph-rsid="01083722"/>
    </style:style>
    <style:style style:name="P21" style:family="paragraph" style:parent-style-name="Standard">
      <style:paragraph-properties fo:break-before="page"/>
      <style:text-properties fo:language="id" fo:country="ID" fo:font-weight="bold" officeooo:rsid="01083722" officeooo:paragraph-rsid="01083722" style:font-weight-asian="bold" style:font-weight-complex="bold"/>
    </style:style>
    <style:style style:name="P22" style:family="paragraph" style:parent-style-name="Standard">
      <style:text-properties fo:language="id" fo:country="ID" fo:font-weight="bold" officeooo:rsid="01083722" officeooo:paragraph-rsid="01083722" style:font-weight-asian="bold" style:font-weight-complex="bold"/>
    </style:style>
    <style:style style:name="P23" style:family="paragraph" style:parent-style-name="Standard">
      <style:text-properties fo:language="id" fo:country="ID" officeooo:rsid="01083722" officeooo:paragraph-rsid="01083722"/>
    </style:style>
    <style:style style:name="P24" style:family="paragraph" style:parent-style-name="Standard">
      <style:paragraph-properties fo:break-before="page"/>
      <style:text-properties fo:language="id" fo:country="ID" fo:font-weight="bold" officeooo:rsid="01083722" officeooo:paragraph-rsid="01083722" style:font-weight-asian="bold" style:font-weight-complex="bold"/>
    </style:style>
    <style:style style:name="P25" style:family="paragraph" style:parent-style-name="Standard">
      <style:text-properties fo:language="id" fo:country="ID" fo:font-weight="bold" officeooo:rsid="01083722" officeooo:paragraph-rsid="01083722" style:font-weight-asian="bold" style:font-weight-complex="bold"/>
    </style:style>
    <style:style style:name="T1" style:family="text">
      <style:text-properties officeooo:rsid="000caa53"/>
    </style:style>
    <style:style style:name="T2" style:family="text">
      <style:text-properties officeooo:rsid="000d15b5"/>
    </style:style>
    <style:style style:name="T3" style:family="text">
      <style:text-properties officeooo:rsid="000e8a83"/>
    </style:style>
    <style:style style:name="T4" style:family="text">
      <style:text-properties officeooo:rsid="000f192a"/>
    </style:style>
    <style:style style:name="T5" style:family="text">
      <style:text-properties officeooo:rsid="0010841d"/>
    </style:style>
    <style:style style:name="T6" style:family="text">
      <style:text-properties officeooo:rsid="0011b158"/>
    </style:style>
    <style:style style:name="T7" style:family="text">
      <style:text-properties officeooo:rsid="00143007"/>
    </style:style>
    <style:style style:name="T8" style:family="text">
      <style:text-properties officeooo:rsid="00161e6a"/>
    </style:style>
    <style:style style:name="T9" style:family="text">
      <style:text-properties officeooo:rsid="00171c50"/>
    </style:style>
    <style:style style:name="T10" style:family="text">
      <style:text-properties officeooo:rsid="001d5027"/>
    </style:style>
    <style:style style:name="T11" style:family="text">
      <style:text-properties officeooo:rsid="001edc55"/>
    </style:style>
    <style:style style:name="T12" style:family="text">
      <style:text-properties officeooo:rsid="00208737"/>
    </style:style>
    <style:style style:name="T13" style:family="text">
      <style:text-properties officeooo:rsid="0020bb44"/>
    </style:style>
    <style:style style:name="T14" style:family="text">
      <style:text-properties officeooo:rsid="00212392"/>
    </style:style>
    <style:style style:name="T15" style:family="text">
      <style:text-properties officeooo:rsid="00219d81"/>
    </style:style>
    <style:style style:name="T16" style:family="text">
      <style:text-properties officeooo:rsid="00237330"/>
    </style:style>
    <style:style style:name="T17" style:family="text">
      <style:text-properties officeooo:rsid="002391a8"/>
    </style:style>
    <style:style style:name="T18" style:family="text">
      <style:text-properties officeooo:rsid="002416c7"/>
    </style:style>
    <style:style style:name="T19" style:family="text">
      <style:text-properties officeooo:rsid="00244d8d"/>
    </style:style>
    <style:style style:name="T20" style:family="text">
      <style:text-properties officeooo:rsid="00285a88"/>
    </style:style>
    <style:style style:name="T21" style:family="text">
      <style:text-properties officeooo:rsid="00285a8b"/>
    </style:style>
    <style:style style:name="T22" style:family="text">
      <style:text-properties officeooo:rsid="00291ef1"/>
    </style:style>
    <style:style style:name="T23" style:family="text">
      <style:text-properties officeooo:rsid="002937b3"/>
    </style:style>
    <style:style style:name="T24" style:family="text">
      <style:text-properties officeooo:rsid="002a4550"/>
    </style:style>
    <style:style style:name="T25" style:family="text">
      <style:text-properties officeooo:rsid="002c0d94"/>
    </style:style>
    <style:style style:name="T26" style:family="text">
      <style:text-properties officeooo:rsid="002c2045"/>
    </style:style>
    <style:style style:name="T27" style:family="text">
      <style:text-properties officeooo:rsid="002dde6c"/>
    </style:style>
    <style:style style:name="T28" style:family="text">
      <style:text-properties officeooo:rsid="002dfbf4"/>
    </style:style>
    <style:style style:name="T29" style:family="text">
      <style:text-properties officeooo:rsid="00307803"/>
    </style:style>
    <style:style style:name="T30" style:family="text">
      <style:text-properties officeooo:rsid="00350b7f"/>
    </style:style>
    <style:style style:name="T31" style:family="text">
      <style:text-properties officeooo:rsid="00391cc3"/>
    </style:style>
    <style:style style:name="T32" style:family="text">
      <style:text-properties officeooo:rsid="0039c4f6"/>
    </style:style>
    <style:style style:name="T33" style:family="text">
      <style:text-properties officeooo:rsid="003ae60b"/>
    </style:style>
    <style:style style:name="T34" style:family="text">
      <style:text-properties officeooo:rsid="003ba432"/>
    </style:style>
    <style:style style:name="T35" style:family="text">
      <style:text-properties officeooo:rsid="003d2562"/>
    </style:style>
    <style:style style:name="T36" style:family="text">
      <style:text-properties officeooo:rsid="003e24ce"/>
    </style:style>
    <style:style style:name="T37" style:family="text">
      <style:text-properties officeooo:rsid="003fe141"/>
    </style:style>
    <style:style style:name="T38" style:family="text">
      <style:text-properties officeooo:rsid="00405b31"/>
    </style:style>
    <style:style style:name="T39" style:family="text">
      <style:text-properties officeooo:rsid="0040b4a1"/>
    </style:style>
    <style:style style:name="T40" style:family="text">
      <style:text-properties officeooo:rsid="00427b87"/>
    </style:style>
    <style:style style:name="T41" style:family="text">
      <style:text-properties officeooo:rsid="00428d66"/>
    </style:style>
    <style:style style:name="T42" style:family="text">
      <style:text-properties officeooo:rsid="004540ae"/>
    </style:style>
    <style:style style:name="T43" style:family="text">
      <style:text-properties officeooo:rsid="0046d065"/>
    </style:style>
    <style:style style:name="T44" style:family="text">
      <style:text-properties officeooo:rsid="0048985f"/>
    </style:style>
    <style:style style:name="T45" style:family="text">
      <style:text-properties officeooo:rsid="004a80aa"/>
    </style:style>
    <style:style style:name="T46" style:family="text">
      <style:text-properties officeooo:rsid="004c6ba2"/>
    </style:style>
    <style:style style:name="T47" style:family="text">
      <style:text-properties officeooo:rsid="004dcad8"/>
    </style:style>
    <style:style style:name="T48" style:family="text">
      <style:text-properties officeooo:rsid="004f92ec"/>
    </style:style>
    <style:style style:name="T49" style:family="text">
      <style:text-properties officeooo:rsid="0051b7b9"/>
    </style:style>
    <style:style style:name="T50" style:family="text">
      <style:text-properties officeooo:rsid="0051e688"/>
    </style:style>
    <style:style style:name="T51" style:family="text">
      <style:text-properties officeooo:rsid="00552436"/>
    </style:style>
    <style:style style:name="T52" style:family="text">
      <style:text-properties officeooo:rsid="00556e98"/>
    </style:style>
    <style:style style:name="T53" style:family="text">
      <style:text-properties officeooo:rsid="0057651f"/>
    </style:style>
    <style:style style:name="T54" style:family="text">
      <style:text-properties officeooo:rsid="00589cb9"/>
    </style:style>
    <style:style style:name="T55" style:family="text">
      <style:text-properties officeooo:rsid="0058f927"/>
    </style:style>
    <style:style style:name="T56" style:family="text">
      <style:text-properties officeooo:rsid="005a6c17"/>
    </style:style>
    <style:style style:name="T57" style:family="text">
      <style:text-properties officeooo:rsid="005c7e93"/>
    </style:style>
    <style:style style:name="T58" style:family="text">
      <style:text-properties officeooo:rsid="005d101c"/>
    </style:style>
    <style:style style:name="T59" style:family="text">
      <style:text-properties officeooo:rsid="005e4ca9"/>
    </style:style>
    <style:style style:name="T60" style:family="text">
      <style:text-properties officeooo:rsid="005f03d0"/>
    </style:style>
    <style:style style:name="T61" style:family="text">
      <style:text-properties officeooo:rsid="005fb1e8"/>
    </style:style>
    <style:style style:name="T62" style:family="text">
      <style:text-properties officeooo:rsid="0060c434"/>
    </style:style>
    <style:style style:name="T63" style:family="text">
      <style:text-properties officeooo:rsid="00618600"/>
    </style:style>
    <style:style style:name="T64" style:family="text">
      <style:text-properties officeooo:rsid="00618785"/>
    </style:style>
    <style:style style:name="T65" style:family="text">
      <style:text-properties officeooo:rsid="0063642e"/>
    </style:style>
    <style:style style:name="T66" style:family="text">
      <style:text-properties officeooo:rsid="0065191b"/>
    </style:style>
    <style:style style:name="T67" style:family="text">
      <style:text-properties officeooo:rsid="00658813"/>
    </style:style>
    <style:style style:name="T68" style:family="text">
      <style:text-properties officeooo:rsid="00661d51"/>
    </style:style>
    <style:style style:name="T69" style:family="text">
      <style:text-properties officeooo:rsid="006800f0"/>
    </style:style>
    <style:style style:name="T70" style:family="text">
      <style:text-properties officeooo:rsid="00680911"/>
    </style:style>
    <style:style style:name="T71" style:family="text">
      <style:text-properties officeooo:rsid="0069531e"/>
    </style:style>
    <style:style style:name="T72" style:family="text">
      <style:text-properties officeooo:rsid="006ea7db"/>
    </style:style>
    <style:style style:name="T73" style:family="text">
      <style:text-properties officeooo:rsid="0071bac1"/>
    </style:style>
    <style:style style:name="T74" style:family="text">
      <style:text-properties officeooo:rsid="00721564"/>
    </style:style>
    <style:style style:name="T75" style:family="text">
      <style:text-properties officeooo:rsid="007398e5"/>
    </style:style>
    <style:style style:name="T76" style:family="text">
      <style:text-properties officeooo:rsid="00743f4b"/>
    </style:style>
    <style:style style:name="T77" style:family="text">
      <style:text-properties officeooo:rsid="00745122"/>
    </style:style>
    <style:style style:name="T78" style:family="text">
      <style:text-properties officeooo:rsid="0076597d"/>
    </style:style>
    <style:style style:name="T79" style:family="text">
      <style:text-properties officeooo:rsid="0077a8e1"/>
    </style:style>
    <style:style style:name="T80" style:family="text">
      <style:text-properties officeooo:rsid="0078a30f"/>
    </style:style>
    <style:style style:name="T81" style:family="text">
      <style:text-properties officeooo:rsid="0078b8ef"/>
    </style:style>
    <style:style style:name="T82" style:family="text">
      <style:text-properties officeooo:rsid="007cef34"/>
    </style:style>
    <style:style style:name="T83" style:family="text">
      <style:text-properties officeooo:rsid="0080ba77"/>
    </style:style>
    <style:style style:name="T84" style:family="text">
      <style:text-properties officeooo:rsid="00821337"/>
    </style:style>
    <style:style style:name="T85" style:family="text">
      <style:text-properties officeooo:rsid="0082ddcc"/>
    </style:style>
    <style:style style:name="T86" style:family="text">
      <style:text-properties officeooo:rsid="0084a4dd"/>
    </style:style>
    <style:style style:name="T87" style:family="text">
      <style:text-properties officeooo:rsid="008545eb"/>
    </style:style>
    <style:style style:name="T88" style:family="text">
      <style:text-properties officeooo:rsid="00867de6"/>
    </style:style>
    <style:style style:name="T89" style:family="text">
      <style:text-properties officeooo:rsid="00884d14"/>
    </style:style>
    <style:style style:name="T90" style:family="text">
      <style:text-properties officeooo:rsid="00895b45"/>
    </style:style>
    <style:style style:name="T91" style:family="text">
      <style:text-properties officeooo:rsid="0089b704"/>
    </style:style>
    <style:style style:name="T92" style:family="text">
      <style:text-properties officeooo:rsid="008a6b2c"/>
    </style:style>
    <style:style style:name="T93" style:family="text">
      <style:text-properties officeooo:rsid="008b1664"/>
    </style:style>
    <style:style style:name="T94" style:family="text">
      <style:text-properties officeooo:rsid="008bf8a5"/>
    </style:style>
    <style:style style:name="T95" style:family="text">
      <style:text-properties officeooo:rsid="008d26ca"/>
    </style:style>
    <style:style style:name="T96" style:family="text">
      <style:text-properties officeooo:rsid="008e31e2"/>
    </style:style>
    <style:style style:name="T97" style:family="text">
      <style:text-properties officeooo:rsid="0090121a"/>
    </style:style>
    <style:style style:name="T98" style:family="text">
      <style:text-properties officeooo:rsid="00930a35"/>
    </style:style>
    <style:style style:name="T99" style:family="text">
      <style:text-properties officeooo:rsid="009378a2"/>
    </style:style>
    <style:style style:name="T100" style:family="text">
      <style:text-properties officeooo:rsid="00965d94"/>
    </style:style>
    <style:style style:name="T101" style:family="text">
      <style:text-properties officeooo:rsid="0096a25d"/>
    </style:style>
    <style:style style:name="T102" style:family="text">
      <style:text-properties officeooo:rsid="0097a528"/>
    </style:style>
    <style:style style:name="T103" style:family="text">
      <style:text-properties officeooo:rsid="00993cb2"/>
    </style:style>
    <style:style style:name="T104" style:family="text">
      <style:text-properties officeooo:rsid="009a0fc9"/>
    </style:style>
    <style:style style:name="T105" style:family="text">
      <style:text-properties officeooo:rsid="009a2356"/>
    </style:style>
    <style:style style:name="T106" style:family="text">
      <style:text-properties officeooo:rsid="009b415a"/>
    </style:style>
    <style:style style:name="T107" style:family="text">
      <style:text-properties officeooo:rsid="009c3e0f"/>
    </style:style>
    <style:style style:name="T108" style:family="text">
      <style:text-properties officeooo:rsid="009ddcbf"/>
    </style:style>
    <style:style style:name="T109" style:family="text">
      <style:text-properties officeooo:rsid="00a254e9"/>
    </style:style>
    <style:style style:name="T110" style:family="text">
      <style:text-properties officeooo:rsid="00a40dbd"/>
    </style:style>
    <style:style style:name="T111" style:family="text">
      <style:text-properties officeooo:rsid="00a55361"/>
    </style:style>
    <style:style style:name="T112" style:family="text">
      <style:text-properties officeooo:rsid="00a64220"/>
    </style:style>
    <style:style style:name="T113" style:family="text">
      <style:text-properties officeooo:rsid="00aaee20"/>
    </style:style>
    <style:style style:name="T114" style:family="text">
      <style:text-properties officeooo:rsid="00ac4f08"/>
    </style:style>
    <style:style style:name="T115" style:family="text">
      <style:text-properties officeooo:rsid="00ae536e"/>
    </style:style>
    <style:style style:name="T116" style:family="text">
      <style:text-properties officeooo:rsid="00af88a5"/>
    </style:style>
    <style:style style:name="T117" style:family="text">
      <style:text-properties officeooo:rsid="00afe83d"/>
    </style:style>
    <style:style style:name="T118" style:family="text">
      <style:text-properties officeooo:rsid="00b12f36"/>
    </style:style>
    <style:style style:name="T119" style:family="text">
      <style:text-properties officeooo:rsid="00b13e2b"/>
    </style:style>
    <style:style style:name="T120" style:family="text">
      <style:text-properties officeooo:rsid="00b1df2a"/>
    </style:style>
    <style:style style:name="T121" style:family="text">
      <style:text-properties officeooo:rsid="00b58638"/>
    </style:style>
    <style:style style:name="T122" style:family="text">
      <style:text-properties officeooo:rsid="00b76ce9"/>
    </style:style>
    <style:style style:name="T123" style:family="text">
      <style:text-properties officeooo:rsid="00b8e1a2"/>
    </style:style>
    <style:style style:name="T124" style:family="text">
      <style:text-properties officeooo:rsid="00bacebd"/>
    </style:style>
    <style:style style:name="T125" style:family="text">
      <style:text-properties officeooo:rsid="00bb6e27"/>
    </style:style>
    <style:style style:name="T126" style:family="text">
      <style:text-properties officeooo:rsid="00bf1422"/>
    </style:style>
    <style:style style:name="T127" style:family="text">
      <style:text-properties officeooo:rsid="00bfa3e0"/>
    </style:style>
    <style:style style:name="T128" style:family="text">
      <style:text-properties officeooo:rsid="00c16e35"/>
    </style:style>
    <style:style style:name="T129" style:family="text">
      <style:text-properties officeooo:rsid="00c24ec4"/>
    </style:style>
    <style:style style:name="T130" style:family="text">
      <style:text-properties officeooo:rsid="00c3ab41"/>
    </style:style>
    <style:style style:name="T131" style:family="text">
      <style:text-properties officeooo:rsid="00c49c0f"/>
    </style:style>
    <style:style style:name="T132" style:family="text">
      <style:text-properties officeooo:rsid="00c5269c"/>
    </style:style>
    <style:style style:name="T133" style:family="text">
      <style:text-properties officeooo:rsid="00c61c14"/>
    </style:style>
    <style:style style:name="T134" style:family="text">
      <style:text-properties officeooo:rsid="00c71b81"/>
    </style:style>
    <style:style style:name="T135" style:family="text">
      <style:text-properties officeooo:rsid="00c7b4dd"/>
    </style:style>
    <style:style style:name="T136" style:family="text">
      <style:text-properties officeooo:rsid="00c7f684"/>
    </style:style>
    <style:style style:name="T137" style:family="text">
      <style:text-properties officeooo:rsid="00c9d180"/>
    </style:style>
    <style:style style:name="T138" style:family="text">
      <style:text-properties officeooo:rsid="00cb0a49"/>
    </style:style>
    <style:style style:name="T139" style:family="text">
      <style:text-properties officeooo:rsid="00cc8651"/>
    </style:style>
    <style:style style:name="T140" style:family="text">
      <style:text-properties officeooo:rsid="00ccb553"/>
    </style:style>
    <style:style style:name="T141" style:family="text">
      <style:text-properties officeooo:rsid="00cf6290"/>
    </style:style>
    <style:style style:name="T142" style:family="text">
      <style:text-properties officeooo:rsid="00d04c65"/>
    </style:style>
    <style:style style:name="T143" style:family="text">
      <style:text-properties officeooo:rsid="00d14b5f"/>
    </style:style>
    <style:style style:name="T144" style:family="text">
      <style:text-properties officeooo:rsid="00d34611"/>
    </style:style>
    <style:style style:name="T145" style:family="text">
      <style:text-properties officeooo:rsid="00d4d753"/>
    </style:style>
    <style:style style:name="T146" style:family="text">
      <style:text-properties officeooo:rsid="00d5fc32"/>
    </style:style>
    <style:style style:name="T147" style:family="text">
      <style:text-properties officeooo:rsid="00d9781a"/>
    </style:style>
    <style:style style:name="T148" style:family="text">
      <style:text-properties officeooo:rsid="00dabbc2"/>
    </style:style>
    <style:style style:name="T149" style:family="text">
      <style:text-properties officeooo:rsid="00dbc92a"/>
    </style:style>
    <style:style style:name="T150" style:family="text">
      <style:text-properties officeooo:rsid="00ddc7f9"/>
    </style:style>
    <style:style style:name="T151" style:family="text">
      <style:text-properties officeooo:rsid="00df6911"/>
    </style:style>
    <style:style style:name="T152" style:family="text">
      <style:text-properties officeooo:rsid="00e08f21"/>
    </style:style>
    <style:style style:name="T153" style:family="text">
      <style:text-properties officeooo:rsid="00e1a792"/>
    </style:style>
    <style:style style:name="T154" style:family="text">
      <style:text-properties officeooo:rsid="00e30db7"/>
    </style:style>
    <style:style style:name="T155" style:family="text">
      <style:text-properties officeooo:rsid="00e34b3d"/>
    </style:style>
    <style:style style:name="T156" style:family="text">
      <style:text-properties officeooo:rsid="00e40b78"/>
    </style:style>
    <style:style style:name="T157" style:family="text">
      <style:text-properties officeooo:rsid="00e4526a"/>
    </style:style>
    <style:style style:name="T158" style:family="text">
      <style:text-properties officeooo:rsid="00e51aa9"/>
    </style:style>
    <style:style style:name="T159" style:family="text">
      <style:text-properties officeooo:rsid="00e5550e"/>
    </style:style>
    <style:style style:name="T160" style:family="text">
      <style:text-properties officeooo:rsid="00e68573"/>
    </style:style>
    <style:style style:name="T161" style:family="text">
      <style:text-properties officeooo:rsid="00e81f19"/>
    </style:style>
    <style:style style:name="T162" style:family="text">
      <style:text-properties officeooo:rsid="00e84cc7"/>
    </style:style>
    <style:style style:name="T163" style:family="text">
      <style:text-properties officeooo:rsid="00e9d6a0"/>
    </style:style>
    <style:style style:name="T164" style:family="text">
      <style:text-properties officeooo:rsid="00eade94"/>
    </style:style>
    <style:style style:name="T165" style:family="text">
      <style:text-properties officeooo:rsid="00ecdad6"/>
    </style:style>
    <style:style style:name="T166" style:family="text">
      <style:text-properties officeooo:rsid="00eeded0"/>
    </style:style>
    <style:style style:name="T167" style:family="text">
      <style:text-properties officeooo:rsid="00f0d946"/>
    </style:style>
    <style:style style:name="T168" style:family="text">
      <style:text-properties officeooo:rsid="00f1b8e2"/>
    </style:style>
    <style:style style:name="T169" style:family="text">
      <style:text-properties officeooo:rsid="00f2c8bd"/>
    </style:style>
    <style:style style:name="T170" style:family="text">
      <style:text-properties officeooo:rsid="00f51157"/>
    </style:style>
    <style:style style:name="T171" style:family="text">
      <style:text-properties officeooo:rsid="00f5afbd"/>
    </style:style>
    <style:style style:name="T172" style:family="text">
      <style:text-properties officeooo:rsid="00f78367"/>
    </style:style>
    <style:style style:name="T173" style:family="text">
      <style:text-properties officeooo:rsid="00f83bed"/>
    </style:style>
    <style:style style:name="T174" style:family="text">
      <style:text-properties officeooo:rsid="00f842e8"/>
    </style:style>
    <style:style style:name="T175" style:family="text">
      <style:text-properties officeooo:rsid="00f9f61b"/>
    </style:style>
    <style:style style:name="T176" style:family="text">
      <style:text-properties officeooo:rsid="00fa38c9"/>
    </style:style>
    <style:style style:name="T177" style:family="text">
      <style:text-properties officeooo:rsid="00fa6418"/>
    </style:style>
    <style:style style:name="T178" style:family="text">
      <style:text-properties officeooo:rsid="00fc3f5a"/>
    </style:style>
    <style:style style:name="T179" style:family="text">
      <style:text-properties officeooo:rsid="00fc8d18"/>
    </style:style>
    <style:style style:name="T180" style:family="text">
      <style:text-properties officeooo:rsid="00fdc447"/>
    </style:style>
    <style:style style:name="T181" style:family="text">
      <style:text-properties officeooo:rsid="00fe83c0"/>
    </style:style>
    <style:style style:name="T182" style:family="text">
      <style:text-properties officeooo:rsid="01007c51"/>
    </style:style>
    <style:style style:name="T183" style:family="text">
      <style:text-properties officeooo:rsid="0100d2c6"/>
    </style:style>
    <style:style style:name="T184" style:family="text">
      <style:text-properties officeooo:rsid="01010e29"/>
    </style:style>
    <style:style style:name="T185" style:family="text">
      <style:text-properties officeooo:rsid="0101bbf5"/>
    </style:style>
    <style:style style:name="T186" style:family="text">
      <style:text-properties officeooo:rsid="0101c666"/>
    </style:style>
    <style:style style:name="T187" style:family="text">
      <style:text-properties officeooo:rsid="01031462"/>
    </style:style>
    <style:style style:name="T188" style:family="text">
      <style:text-properties officeooo:rsid="0104da87"/>
    </style:style>
    <style:style style:name="T189" style:family="text">
      <style:text-properties officeooo:rsid="01052fdf"/>
    </style:style>
    <style:style style:name="T190" style:family="text">
      <style:text-properties officeooo:rsid="0106008e"/>
    </style:style>
    <style:style style:name="T191" style:family="text">
      <style:text-properties officeooo:rsid="0106e5b5"/>
    </style:style>
    <style:style style:name="T192" style:family="text">
      <style:text-properties officeooo:rsid="010712b2"/>
    </style:style>
    <style:style style:name="T193" style:family="text">
      <style:text-properties officeooo:rsid="0111276c"/>
    </style:style>
    <style:style style:name="T194" style:family="text">
      <style:text-properties officeooo:rsid="0113b5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ing collaboration: bekerja sama untuk hasil terbaik</text:p>
      <text:p text:style-name="P1"/>
      <text:p text:style-name="P1">pelajari cara menghimpun, memimpin dan mengatur tim yang kolaboratif dan menciptakan budaya kolaborasi dalam bisnis yang berkembang</text:p>
      <text:p text:style-name="P1"/>
      <text:p text:style-name="P1"/>
      <text:p text:style-name="P5">intro</text:p>
      <text:p text:style-name="P1"/>
      <text:p text:style-name="P1">halo semuanya, selamat datang di kelas kolaborasi ini.</text:p>
      <text:p text:style-name="P1"/>
      <text:p text:style-name="P1">Tahukah anda bahwa hampir 75 persen pengusaha bekerja dalam satu tim dan <text:span text:style-name="T4">tahukah juga bahwa </text:span><text:s/><text:span text:style-name="T4">ber</text:span><text:span text:style-name="T3">kolaborasi</text:span> menjadi sebagai salah satu aktivitas terpenting mereka?</text:p>
      <text:p text:style-name="P1"/>
      <text:p text:style-name="P1">Namun pada sisi yang sama, kurang dari seperlima pengusaha benar-benar menginvestasikan sumber daya <text:span text:style-name="T5">nya </text:span>untuk memastikan <text:span text:style-name="T6">bahwa </text:span>tim mereka dapat berkolaborasi <text:span text:style-name="T7">dengan </text:span>efektif.</text:p>
      <text:p text:style-name="P1"/>
      <text:p text:style-name="P1">Apakah anda tahu juga bahwa 86 persen karyawan dan para eksekutif perusahaan menyebutkan <text:span text:style-name="T8">bahwa </text:span>kurangnya kolaborasi atau komunikasi yang tidak efektif yang <text:span text:style-name="T9">dapat </text:span>berakibat kegagalan di tempat kerja mereka?</text:p>
      <text:p text:style-name="P1"/>
      <text:p text:style-name="P1">Tidak perlu diragukan lagi bahwa kemampuan untuk dapat berkolaborasi dengan rekan satu tim dapat <text:span text:style-name="T1">menjadi </text:span><text:span text:style-name="T10">pembeda </text:span><text:span text:style-name="T1">antara kesuksesan dan kegagalan.</text:span></text:p>
      <text:p text:style-name="P1"/>
      <text:p text:style-name="P2">Kolaborasi tidak berarti hanya bagaimana <text:span text:style-name="T11">cara</text:span> bertukar pikiran</text:p>
      <text:p text:style-name="P2"/>
      <text:p text:style-name="P2">kolaborasi juga berarti bagaimana menyatukan berbagai sudut pandang, alur kerja, pengalaman, minat, dan kemudian menyatukan semuanya untuk hasi<text:span text:style-name="T12">l</text:span> yang <text:span text:style-name="T12">maksimal</text:span>.</text:p>
      <text:p text:style-name="P2"/>
      <text:p text:style-name="P2">Beberapa produk terbaik di dunia <text:span text:style-name="T13">saat ini, </text:span>telah lahir melalui <text:span text:style-name="T14">hasil </text:span>kolaborasi</text:p>
      <text:p text:style-name="P2"/>
      <text:p text:style-name="P2">semakin anda memahami cara bekerja sama dan <text:span text:style-name="T15">semakin anda dapat </text:span>menjembatani kesenjangan antara rekan tim anda, semakin besar <text:span text:style-name="T16">pula </text:span>kemungkinan anda akan meraih kesuksesan besar.</text:p>
      <text:p text:style-name="P2"/>
      <text:p text:style-name="P2">Itulah yang akan kita bahas dan fokuskan dalam kelas ini</text:p>
      <text:p text:style-name="P2"/>
      <text:p text:style-name="P2">di akhir kelas <text:span text:style-name="T17">nanti</text:span>, anda akan memiliki ide-<text:span text:style-name="T18">ide </text:span>yang sangat berguna tentang <text:span text:style-name="T19">bagaimana</text:span> cara berkolaborasi dengan siapa pun.</text:p>
      <text:p text:style-name="P2"/>
      <text:p text:style-name="P2">Kita akan melihat bagaimana sebuah tim yang terkolaborasi dengan baik bekerja dari perspektif anggota tim hingga pemimpin, dan bagaimana cara tim dapat beroperasi lintas departemen <text:span text:style-name="T20">ditempat kerja (</text:span>offlane) ataupun dalam dunia kerja <text:span text:style-name="T20">online </text:span>saat ini </text:p>
      <text:p text:style-name="P2"/>
      <text:p text:style-name="P2">dan kelas ini akan mencakup bagaimana anda dapat bekerja <text:span text:style-name="T21">dengan baik</text:span>, membuat dan memimpin tim yang kolaboratif, mengatasi perbedaan dengan rekan kerja, demi mencapai nya tujuan kolaboratif tadi, kemudian melakukan pertemuan atau meeting yang efektif, meningkatkan kolaborasi dalam dunia online, dan mengembangkan budaya kolaborasi yang akan menguntungkan bagi <text:span text:style-name="T22">tempat dimana</text:span> anda <text:span text:style-name="T23">bekerja</text:span> di masa depan.</text:p>
      <text:p text:style-name="P2"/>
      <text:p text:style-name="P2"><text:soft-page-break/>Anda juga dapat segera mengaplikasikan ide dan praktek-praktek ini, <text:span text:style-name="T2">menemukan cara-</text:span><text:span text:style-name="T24">cara</text:span><text:span text:style-name="T2"> baru, dan saling menginspirasi rekan tim </text:span><text:span text:style-name="T25">satu sama lain.</text:span></text:p>
      <text:p text:style-name="P2"/>
      <text:p text:style-name="P3">kelas ini sangat bermanfaat bagi <text:span text:style-name="T29">para </text:span><text:span text:style-name="T26">pekerja</text:span> yang ingin bekerja dan berkolaborasi dengan lebih baik lagi, dan <text:span text:style-name="T27">bagi</text:span> para pemimpin yang mencoba mengembangkan tim yang lebih kuat dengan mempromosikan budaya kolaborati<text:span text:style-name="T28">f</text:span> di tempat kerja mereka</text:p>
      <text:p text:style-name="P3"/>
      <text:p text:style-name="P3">jadi jika anda sudah siap memulai, sampai jumpa di kelas ini.</text:p>
      <text:p text:style-name="P3"/>
      <text:p text:style-name="P4">Terimakasih telah menonton dan sampai jumpa.</text:p>
      <text:p text:style-name="P4"/>
      <text:p text:style-name="P4"/>
      <text:p text:style-name="P6">Konsep penting: keuntungan dari kolaborasi</text:p>
      <text:p text:style-name="P6"/>
      <text:p text:style-name="P9">Jadi kolaborasi adalah bagian <text:span text:style-name="T30">ter</text:span>penting dari bagaimana <text:span text:style-name="T30">agar </text:span>bisnis <text:span text:style-name="T30">tetap berjalan saat </text:span>ini.</text:p>
      <text:p text:style-name="P9"/>
      <text:p text:style-name="P9">sebagai individu, kita mungkin memiliki banyak keterampilan yang dibutuhkan untuk menyelesaikan proyek tertentu. </text:p>
      <text:p text:style-name="P7"/>
      <text:p text:style-name="P7">Dan biasanya cukup tidak efisien untuk meminta satu orang melakukan <text:span text:style-name="T31">semua pekerjaan</text:span>. Kebanyakan orang memiliki kekuatan <text:span text:style-name="T32">atau kelebih yang</text:span> unik yang ingin mereka fokuskan, sehingga mereka akhirnya berspesialisasi dalam sesuatu <text:span text:style-name="T33">misalnya </text:span>seperti dokter, <text:span text:style-name="T34">bukan hanya sekedar dokter, tapi </text:span>menjadi <text:span text:style-name="T34">dokter </text:span>ahli penyakit kaki atau <text:span text:style-name="T35">seorang </text:span>mekanik yang berspesialisasi <text:span text:style-name="T36">nya</text:span> dalam <text:span text:style-name="T37">bidang </text:span>sepeda motor. </text:p>
      <text:p text:style-name="P7"/>
      <text:p text:style-name="P7">Tetapi ketika para spesialis berkumpul <text:span text:style-name="T38">dalam</text:span> sebuah tim, keterampilan dan keahlian individu mereka dapat menyatu seperti <text:span text:style-name="T39">layaknya</text:span> potongan puzzle yang sempurna dengan <text:span text:style-name="T40">cara </text:span>bekerja bersama dan <text:span text:style-name="T41">berbagi</text:span> pengalaman bersama untuk <text:span text:style-name="T42">kemudian </text:span>membuat <text:span text:style-name="T43">sebuah </text:span>keputusan. </text:p>
      <text:p text:style-name="P7"/>
      <text:p text:style-name="P7">Hal ini memungkinkan <text:span text:style-name="T44">sebuah</text:span> tim untuk mencapai hal-hal besar bersama. Inilah inti dari kerjasama. Ketika orang-<text:span text:style-name="T45">orang berkumpul untuk</text:span> berkolaborasi, mereka berbagi keputusan dan tanggung jawab atas hasil dari apa yang mereka kerjakan. </text:p>
      <text:p text:style-name="P7"/>
      <text:p text:style-name="P10"><text:span text:style-name="T46">Hal i</text:span>ni <text:span text:style-name="T46">tentu saja </text:span>berbeda dengan <text:span text:style-name="T47">cara </text:span>kerja lama <text:span text:style-name="T53">atau koorporasi </text:span><text:span text:style-name="T48">yang</text:span> biasa<text:span text:style-name="T54">nya</text:span> di mana orang-orang fokus pada pekerjaan mereka sendiri dan membantu orang lain hanya jika diperlukan. </text:p>
      <text:p text:style-name="P10"/>
      <text:p text:style-name="P10"><text:span text:style-name="T49">Contoh kasus m</text:span>isalnya, <text:span text:style-name="T50">sebuah </text:span>tim <text:span text:style-name="T50">ingin</text:span> merencanakan serangkaian webinar. </text:p>
      <text:p text:style-name="P7"/>
      <text:p text:style-name="P11">Katakanlah salah satu <text:span text:style-name="T51">manajer </text:span>memiliki ide untuk melihat webinar sebelumnya, melihat mana yang paling populer, dan kemudian mendasarkan beberapa ide baru dari itu. </text:p>
      <text:p text:style-name="P11"/>
      <text:p text:style-name="P11">Jadi, dia meminta anggota tim lain yang memiliki akses ke data peserta itu untuk membagikannya. Dan <text:span text:style-name="T52">kemudian, anggota tadi mengerjakannya</text:span>. Itu <text:span text:style-name="T55">adalah cara kerja </text:span><text:span text:style-name="T53">koorporasi</text:span>. Satu orang membuat permintaan, orang lain mengikuti. </text:p>
      <text:p text:style-name="P7"/>
      <text:p text:style-name="P7">Tetapi jika keduanya bertemu, melihat data, mendiskusikan temuan mereka dan <text:span text:style-name="T56">kemudian</text:span> membuat daftar topik bersama. <text:span text:style-name="T57">Baru itu disebut dengan </text:span>kolaborasi nyata. </text:p>
      <text:p text:style-name="P7"/>
      <text:p text:style-name="P7"/>
      <text:p text:style-name="P7"><text:soft-page-break/>Jadi <text:span text:style-name="T58">setiap </text:span>anggota tim dapat melihat <text:span text:style-name="T59">sejumlah</text:span> manfaat dari kolaborasi <text:span text:style-name="T60">itu tadi</text:span>. </text:p>
      <text:p text:style-name="P7"/>
      <text:p text:style-name="P7">Nomor satu, <text:span text:style-name="T61">kolaborasi</text:span> meningkatkan pekerjaan mereka. Ketika Anda melibatkan lebih banyak orang. Kombinasi dari wawasan setiap orang biasanya akan menghasilkan perpaduan ide yang lebih baik yang mengarah pada solusi yang lebih efektif atau akurat. </text:p>
      <text:p text:style-name="P7"/>
      <text:p text:style-name="P7">Nomor dua, mempercepat pekerjaan. Kolaborasi memungkinkan rekan satu tim untuk membagi beberapa <text:span text:style-name="T62">pe</text:span>kerja<text:span text:style-name="T62">an</text:span>, <text:span text:style-name="T64">sehingga </text:span>mereka <text:span text:style-name="T63">dapat</text:span> menyelesaikan tugas dan proyek lebih cepat. </text:p>
      <text:p text:style-name="P7"/>
      <text:p text:style-name="P7">Nomor tiga, Anda mungkin mempelajari keterampilan baru. Rekan <text:span text:style-name="T65">dalam</text:span> tim <text:span text:style-name="T65">dapat </text:span>melihat bagaimana <text:span text:style-name="T66">anggota tim lain</text:span> melakukan <text:span text:style-name="T67">sesuatu </text:span><text:span text:style-name="T68">hal baru</text:span>. Jika mereka melihat <text:span text:style-name="T69">nya sebagai </text:span>sesuatu yang <text:span text:style-name="T70">bernilai</text:span>, mereka dapat <text:span text:style-name="T71">mempelajari dan </text:span>menambahkannya ke keahlian dan teknik mereka. </text:p>
      <text:p text:style-name="P7"/>
      <text:p text:style-name="P12">Nomor empat, Anda bisa memahami bisnis Anda dengan lebih baik. Karena semakin banyak orang berbagi ide dan perspektif mereka, Anda mulai memahami peran mereka dan peran Anda dalam bisnis. </text:p>
      <text:p text:style-name="P12"/>
      <text:p text:style-name="P12"><text:span text:style-name="T72">Sehingga k</text:span>e depan<text:span text:style-name="T72">nya</text:span>, ide-ide <text:span text:style-name="T73">baru </text:span>lebih fokus dan relevan dengan bisnis <text:span text:style-name="T74">anda</text:span>. </text:p>
      <text:p text:style-name="P7"/>
      <text:p text:style-name="P7">Nomor lima, <text:s/>Anda <text:span text:style-name="T75">dapat selalu </text:span>mengembangkan keterampilan interpersonal Anda <text:span text:style-name="T75">ketika </text:span>bekerja dengan orang lain, mengembangkan keterampilan <text:span text:style-name="T76">seperti </text:span>percakapan-<text:span text:style-name="T77">percakapan </text:span>dasar, pemecahan masalah, resolusi konflik dan bahkan negosiasi. </text:p>
      <text:p text:style-name="P7"/>
      <text:p text:style-name="P7">Nomor enam <text:span text:style-name="T78">adalah </text:span><text:span text:style-name="T79">kepercayaan dan</text:span> dukungan. Kolaborasi seharusnya tidak menggantikan pekerjaan yang Anda lakukan, tetapi <text:span text:style-name="T80">anda</text:span> mengetahui bahwa Anda memiliki mitra yang dapat dipercaya, menawarkan kepastian saat menghadapi masalah yang kompleks atau menantang. </text:p>
      <text:p text:style-name="P7"/>
      <text:p text:style-name="P13">Jadi kolaborasi benar-benar meningkatkan kesempatan bagi orang-orang berbakat untuk melakukan pekerjaan hebat bersama-<text:span text:style-name="T81">sama</text:span>. </text:p>
      <text:p text:style-name="P13"/>
      <text:p text:style-name="P13">Dan inilah yang diharapkan oleh para pemimpin dan manajer ketika mereka membentuk <text:span text:style-name="T82">sebuah </text:span>tim atau meluncurkan proyek yang melibatkan orang-orang dengan berbagai keterampilan dan latar belakang. </text:p>
      <text:p text:style-name="P7"/>
      <text:p text:style-name="P16">Selain mendatangkan keuntungan bagi para pekerja, kolaborasi juga mendatangkan <text:span text:style-name="T83">manfaat</text:span> bagi para pimpinan dan manajer dari perusahaan.</text:p>
      <text:p text:style-name="P7"/>
      <text:p text:style-name="P7"><text:span text:style-name="T84">Pertama,</text:span> <text:span text:style-name="T85">kolaborasi dapat</text:span> mempersingkat waktu pengembangan dengan lebih banyak orang <text:span text:style-name="T86">dalam </text:span><text:s/>mengerjakan suatu proyek. </text:p>
      <text:p text:style-name="P7"/>
      <text:p text:style-name="P7"><text:span text:style-name="T87">Kolaborasi</text:span> mempercepat proses pengembangan produk baru, acara, atau apa pun yang <text:span text:style-name="T88">sedang dikerjakan</text:span>. </text:p>
      <text:p text:style-name="P7"/>
      <text:p text:style-name="P7"><text:span text:style-name="T91">Kemudian</text:span><text:span text:style-name="T89"> juga</text:span> <text:span text:style-name="T90">dapat</text:span> menurunkan biaya dengan kolaborasi, tim harus dapat menyelesaikan proyek <text:span text:style-name="T92">dengan </text:span>lebih efisien. </text:p>
      <text:p text:style-name="P7"/>
      <text:p text:style-name="P7"><text:span text:style-name="T93">juga</text:span> bisa berarti tim dapat memproduksi lebih banyak dengan biaya yang lebih rendah dan meningkatkan kapasitas mereka. </text:p>
      <text:p text:style-name="P7"/>
      <text:p text:style-name="P7"><text:span text:style-name="T94">Lalu</text:span> juga harus meningkatkan skalabilitas dengan kolaborasi yang efisien. </text:p>
      <text:p text:style-name="P7"><text:soft-page-break/></text:p>
      <text:p text:style-name="P7">Menambahkan lebih banyak orang dan sumber daya lain ke dalam <text:span text:style-name="T95">sebuah tim</text:span>, akan memungkinkan untuk memproduksi dan menyelesaikan lebih banyak lagi <text:span text:style-name="T96">produk</text:span> di masa mendatang. </text:p>
      <text:p text:style-name="P7"/>
      <text:p text:style-name="P7"><text:span text:style-name="T97">M</text:span>eningkatkan kepercayaan. </text:p>
      <text:p text:style-name="P7"/>
      <text:p text:style-name="P7">Kolaborasi memungkinkan orang-orang dari berbagai kelompok untuk bekerja sama, bersatu di <text:span text:style-name="T98">bawah</text:span> tujuan bersama. </text:p>
      <text:p text:style-name="P7"/>
      <text:p text:style-name="P7">Setiap hambatan <text:span text:style-name="T99">akan dapat terpecahkan </text:span><text:span text:style-name="T100">dengan mudah</text:span>. </text:p>
      <text:p text:style-name="P7"/>
      <text:p text:style-name="P7">Dan kemudian juga <text:span text:style-name="T101">dapat</text:span> meningkatkan fleksibilitas seiring <text:span text:style-name="T102">bertumbuhnya</text:span> bisnis. </text:p>
      <text:p text:style-name="P7"/>
      <text:p text:style-name="P7">Ketika bisnis bersifat kolaboratif, <text:span text:style-name="T103">orang-orang </text:span><text:span text:style-name="T104">tidak akan takut dan menghindari tantangan </text:span>dan <text:span text:style-name="T105">akan </text:span>tetap fleksibel, melalui perubahan. </text:p>
      <text:p text:style-name="P7"/>
      <text:p text:style-name="P14">Kolaborasi akan membantu bisnis tumbuh dan berkembang. Jadi kolaborasi bukan hanya cara bekerja. </text:p>
      <text:p text:style-name="P14"/>
      <text:p text:style-name="P14"><text:span text:style-name="T106">Kolaborasi</text:span> juga <text:span text:style-name="T106">merupakan sebuah </text:span>pola pikir. </text:p>
      <text:p text:style-name="P7"/>
      <text:p text:style-name="P7">Dan ketika dua orang atau lebih berhasil berkolaborasi, ada manfaat besar lain yang biasanya mereka alami, dan <text:span text:style-name="T107">manfaat </text:span>itu adalah <text:span text:style-name="T108">terbangunnya </text:span>kredibilitas. </text:p>
      <text:p text:style-name="P7"/>
      <text:p text:style-name="P7">Berkolaborasi dengan orang baru itu menantang karena Anda tidak yakin apakah Anda bisa memercayai mereka dan Anda tidak yakin apakah mereka memiliki keterampilan atau bakat.</text:p>
      <text:p text:style-name="P7"/>
      <text:p text:style-name="P8">Dengan melakukan <text:span text:style-name="T110">kolaborasi </text:span><text:span text:style-name="T109">bersama </text:span>orang lain, Anda akan mendapatkan kredibilitas rekan kerja Anda dan kredibilitas adalah hal yang berharga. </text:p>
      <text:p text:style-name="P8"/>
      <text:p text:style-name="P8">Saat Anda melakukan lebih banyak pekerjaan bersama, itu berarti orang akan meminta bantuan Anda. </text:p>
      <text:p text:style-name="P8"/>
      <text:p text:style-name="P8">Mereka akan memberi <text:span text:style-name="T111">perhatian </text:span>lebih pada ide-ide Anda dan mereka akan lebih mempercayai Anda dengan <text:span text:style-name="T113">memberikan </text:span>pekerjaan <text:span text:style-name="T112">yang </text:span>penting. </text:p>
      <text:p text:style-name="P8"/>
      <text:p text:style-name="P8"><text:span text:style-name="T114">K</text:span>olaborasi yang sukses dapat <text:span text:style-name="T115">dampak bagi</text:span> kepemimpinan juga. Ketika rekan satu tim percaya pada kolaborasi, mereka akan mencari lebih banyak peluang untuk bekerja dengan orang-orang berbakat lainnya. </text:p>
      <text:p text:style-name="P8"/>
      <text:p text:style-name="P8"><text:span text:style-name="T116">Nah </text:span>ketika <text:span text:style-name="T115">para pimpinan</text:span> melihat <text:span text:style-name="T116">hal itu</text:span>, <text:span text:style-name="T117">maka </text:span>mereka akan mendorong lebih banyak kolaborasi d<text:span text:style-name="T118">alam</text:span> <text:span text:style-name="T118">sektor </text:span>perusahaan <text:span text:style-name="T118">nya</text:span>. </text:p>
      <text:p text:style-name="P8"/>
      <text:p text:style-name="P8">Jadi, ada banyak manfaat bagi semua orang dalam bisnis saat mereka <text:span text:style-name="T119">menggunakan</text:span> kolaborasi. </text:p>
      <text:p text:style-name="P8"/>
      <text:p text:style-name="P8"><text:span text:style-name="T120">Dipertemuan berikut nya, </text:span>kita akan <text:span text:style-name="T120">membahas </text:span>lebih banyak tentang bagaimana individu, pemimpin, dan bisnis dapat menggunakan kolaborasi untuk mencapai tujuan mereka. </text:p>
      <text:p text:style-name="P8"/>
      <text:p text:style-name="P15">Terimakasih</text:p>
      <text:p text:style-name="P17">bagian 2: menjadi bagian dari tim kolaboratif</text:p>
      <text:p text:style-name="P18">cara kerja tim kolaboratif</text:p>
      <text:p text:style-name="P18"/>
      <text:p text:style-name="P18">kita telah membahas tentang banyak manfaat dari kolaborasi dalam pertemuan terakhir kita, tetapi bagaimana cara <text:span text:style-name="T121">kerja kolaborasi itu</text:span>? <text:span text:style-name="T121">Mari kita bahas sama-sama</text:span></text:p>
      <text:p text:style-name="P18"/>
      <text:p text:style-name="P18">Apa yang <text:span text:style-name="T122">dimaksud dengan </text:span>berkolaborasi?</text:p>
      <text:p text:style-name="P18"/>
      <text:p text:style-name="P18">Bukan hanya <text:span text:style-name="T123">sekedar</text:span> kerja <text:span text:style-name="T124">sama</text:span> tim dan kerja sama yang baik antar rekan kerja.</text:p>
      <text:p text:style-name="P18"/>
      <text:p text:style-name="P18"><text:span text:style-name="T125">Sebuah tim yang menerapkan</text:span> kolaborasi <text:span text:style-name="T127">didalam nya biasanya memiliki ciri-ciri berikut</text:span>.</text:p>
      <text:p text:style-name="P18"/>
      <text:p text:style-name="P18">Mereka umumnya secara kolektif menentukan tujuan tim mereka.</text:p>
      <text:p text:style-name="P18"/>
      <text:p text:style-name="P18">Semua orang di<text:span text:style-name="T126">dalam</text:span> tim mencapai <text:span text:style-name="T128">kesepakatan</text:span> tentang tujuan dan bagaimana mereka akan mencapainya.</text:p>
      <text:p text:style-name="P18"/>
      <text:p text:style-name="P18">Kemudian, dengan mendefinisikan tujuan-tujuan <text:span text:style-name="T129">tadi</text:span>, rekan satu tim umumnya lebih percaya pada tujuan-tujuan itu daripada jika <text:span text:style-name="T130">tujuan itu </text:span>ditentukan oleh orang lain.</text:p>
      <text:p text:style-name="P18"/>
      <text:p text:style-name="P18">Jadi mereka menentukan tujuan mereka sebagai sebuah kelompok.</text:p>
      <text:p text:style-name="P18"/>
      <text:p text:style-name="P18">Kemudian mereka menyepakati peran dan tugas yang <text:span text:style-name="T131">telah </text:span>diberikan.</text:p>
      <text:p text:style-name="P18"/>
      <text:p text:style-name="P18">Anggota tim <text:span text:style-name="T132">akan secara sukarela</text:span> untuk tugas atau mengambil peran yang <text:span text:style-name="T133">telah </text:span>diberikan berdasarkan kekuatan dan minat mereka.</text:p>
      <text:p text:style-name="P18"/>
      <text:p text:style-name="P18">Kolaborasi tidak berarti semua orang <text:span text:style-name="T134">harus </text:span>bekerja di setiap bagian proyek.</text:p>
      <text:p text:style-name="P18"/>
      <text:p text:style-name="P18">Tidak semua orang memiliki keterampilan atau minat yang sama, <text:span text:style-name="T135">misalnya orang yang memiliki keahlian desain grafis akan mengambil perannya dalam membuat desain-desain yang menarik.</text:span></text:p>
      <text:p text:style-name="P18"/>
      <text:p text:style-name="P18">Jadi <text:span text:style-name="T136">mereka</text:span> menggunakan <text:span text:style-name="T138">keahlian</text:span><text:span text:style-name="T139">nya untuk </text:span>mengerjakan tugas yang paling tepat <text:span text:style-name="T136">dengan </text:span><text:span text:style-name="T137">menurut</text:span><text:span text:style-name="T136"> keahlian nya.</text:span></text:p>
      <text:p text:style-name="P18"/>
      <text:p text:style-name="P18">Kemudian biasanya <text:span text:style-name="T140">collaborative team</text:span> secara terbuka <text:span text:style-name="T140">akan </text:span>berbagi informasi dan pekerjaan mereka satu sama lain.</text:p>
      <text:p text:style-name="P18"/>
      <text:p text:style-name="P18">Sangat penting bagi tim untuk berbagi apa yang mereka diskusikan, pelajari, dan ciptakan <text:span text:style-name="T141">di sepanjang perjalanan kolaborasi mereka.</text:span></text:p>
      <text:p text:style-name="P18"/>
      <text:p text:style-name="P18">Berbagi ini dapat terjadi <text:span text:style-name="T142">ketika </text:span>dalam rapat <text:span text:style-name="T143">dan kegiatan lainnya</text:span>.</text:p>
      <text:p text:style-name="P18"/>
      <text:p text:style-name="P18"><text:span text:style-name="T144">Dengan kegiatan saling berbagi ini</text:span> memastikan <text:span text:style-name="T144">bahwa </text:span>tidak ada <text:span text:style-name="T144">anggota tim lain </text:span>yang tertinggal.</text:p>
      <text:p text:style-name="P18"/>
      <text:p text:style-name="P18">Kemudian mereka biasanya bekerja sama untuk membuat keputusan penting.</text:p>
      <text:p text:style-name="P18"/>
      <text:p text:style-name="P18"><text:span text:style-name="T145">Collaborative team</text:span> menggunakan pengalaman dan keahlian semua <text:span text:style-name="T146">anggota nya</text:span> untuk mengatasi <text:s/>masalah yang menantang.</text:p>
      <text:p text:style-name="P18"><text:soft-page-break/></text:p>
      <text:p text:style-name="P18"><text:span text:style-name="T147">Dalam proses nya tentu </text:span>tidak semua orang akan selalu setuju, <text:span text:style-name="T148">dalam suatu ide dan gagasan, </text:span>dan itu <text:span text:style-name="T148">bukan merupakan dari </text:span>masalah.</text:p>
      <text:p text:style-name="P18"/>
      <text:p text:style-name="P18">Akan sangat membantu <text:span text:style-name="T149">dalam</text:span> memperdebatkan ide, mengatasi masalah, dan kemudian mencapai <text:span text:style-name="T150">kesepakatan </text:span><text:span text:style-name="T151">bersama</text:span> yang memenuhi tujuan tim.</text:p>
      <text:p text:style-name="P18"/>
      <text:p text:style-name="P18">Tetapi tidak semua <text:span text:style-name="T152">nya</text:span> keputusan harus merupakan keputusan kelompok.</text:p>
      <text:p text:style-name="P18"/>
      <text:p text:style-name="P19"><text:span text:style-name="T153">Collaborative team</text:span> juga dapat memberdayakan individu untuk membuat keputusan tertentu bila perlu. </text:p>
      <text:p text:style-name="P19"/>
      <text:p text:style-name="P19">Jadi <text:span text:style-name="T154">membuat </text:span>pekerjaan berlangsung tanpa <text:span text:style-name="T155">harus ada </text:span>penundaan.</text:p>
      <text:p text:style-name="P18"/>
      <text:p text:style-name="P18">Sebuah <text:span text:style-name="T156">kelompok</text:span> mungkin menentukan bahwa mereka membutuhkan <text:span text:style-name="T157">sebuah program</text:span>, <text:span text:style-name="T157">yang</text:span> <text:span text:style-name="T157">dapat terhubung lintas platform</text:span>.</text:p>
      <text:p text:style-name="P18"/>
      <text:p text:style-name="P18">Tetapi Anda mungkin tidak memerlukan <text:span text:style-name="T158">kesepakatan</text:span> kelompok tentang <text:span text:style-name="T160">teknologi </text:span>apa yang akan digunakan <text:span text:style-name="T158">oleh developer </text:span>untuk <text:span text:style-name="T159">membuat </text:span>program <text:span text:style-name="T160">tadi, </text:span>dan <text:span text:style-name="T161">sebuah collaborative team harus </text:span><text:span text:style-name="T162">percaya satu sama lain dalam menentukan pilihan.</text:span></text:p>
      <text:p text:style-name="P18"/>
      <text:p text:style-name="P18">Tim-tim <text:span text:style-name="T163">yang sudah terbiasa berkolaborasi </text:span>akan menyambut dan menerima perbedaan, terutama ketika rekan satu tim menawarkan keterampilan dan pengalaman baru.</text:p>
      <text:p text:style-name="P18"/>
      <text:p text:style-name="P18">Untuk mencapai tujuan mereka, mereka harus percaya pada rekan satu tim mereka dan kemampuan mereka untuk menyelesaikan pekerjaan.</text:p>
      <text:p text:style-name="P18"/>
      <text:p text:style-name="P18">Tetapi terlepas dari bisnis atau industri, sebagian besar tim masih membutuhkan orang untuk mengambil <text:span text:style-name="T164">dan mengisi </text:span>jenis peran tertentu.</text:p>
      <text:p text:style-name="P18"/>
      <text:p text:style-name="P18">Mari saya jelaskan apa yang saya maksud.</text:p>
      <text:p text:style-name="P18"/>
      <text:p text:style-name="P18">Misalnya, <text:span text:style-name="T165">dalam sebuah</text:span> tim biasanya memiliki pemimpin tim, seseorang yang memimpin diskusi, membantu kelompok mempertahankan fokus pada tujuan dan membuat <text:span text:style-name="T166">anggota nya </text:span>tetap pada tugas.</text:p>
      <text:p text:style-name="P18"/>
      <text:p text:style-name="P18">Pemimpin dapat ditugaskan oleh seseorang di atas mereka untuk memimpin tim.</text:p>
      <text:p text:style-name="P18"/>
      <text:p text:style-name="P18">Siapapun itu, mereka harus tetap fokus pada tujuan, baik jangka pendek maupun jangka panjang.</text:p>
      <text:p text:style-name="P18"/>
      <text:p text:style-name="P18"><text:span text:style-name="T167">Didalam sebuah </text:span>tim <text:span text:style-name="T168">harus </text:span>memiliki komunikator atau penghubung.</text:p>
      <text:p text:style-name="P18"/>
      <text:p text:style-name="P18"><text:span text:style-name="T169">Tugas nya </text:span>adalah <text:span text:style-name="T170">orang yang </text:span><text:span text:style-name="T171">melakukan </text:span>komunikasi atas <text:span text:style-name="T172">kepentingan </text:span>grup.</text:p>
      <text:p text:style-name="P18"/>
      <text:p text:style-name="P18">Mereka biasanya yang <text:s/><text:span text:style-name="T173">mencatat </text:span>selama rapat, mengirim pesan dan <text:span text:style-name="T174">reminder</text:span>, dan bahkan mungkin <text:span text:style-name="T175">juga</text:span> menambahkan <text:span text:style-name="T175">catatan detail </text:span>ke <text:span text:style-name="T175">dalam </text:span>dokumen yang dapat dibagikan sehingga orang dapat meninjaunya nanti.</text:p>
      <text:p text:style-name="P18"/>
      <text:p text:style-name="P18">Mereka mungkin juga berbagi temuan dengan kelompok lain, <text:span text:style-name="T176">pimpinan </text:span>yang tidak datang ke setiap <text:span text:style-name="T177">rapat</text:span>, tetapi perlu terus mengikuti <text:span text:style-name="T178">perkembangan nya</text:span>.</text:p>
      <text:p text:style-name="P18"/>
      <text:p text:style-name="P18"><text:soft-page-break/>Banyak tim juga memiliki <text:span text:style-name="T179">researcher atau </text:span>peneliti, orang-orang yang pandai menggali berbagai sumber untuk mencari informasi atau data.</text:p>
      <text:p text:style-name="P18"/>
      <text:p text:style-name="P18"><text:span text:style-name="T180">Ada juga yang</text:span> ditugaskan untuk memilih antara opsi seperti platform <text:span text:style-name="T181">apa yang ingin digunakan </text:span>atau <text:span text:style-name="T182">dimana </text:span>lokasi untuk <text:span text:style-name="T183">melangsungkan </text:span>acara mendatang.</text:p>
      <text:p text:style-name="P18"/>
      <text:p text:style-name="P18"><text:span text:style-name="T184">researcher</text:span> mungkin ditugaskan untuk setiap opsi <text:span text:style-name="T184">dalam</text:span> meninjau kelebihan, kekurangan, efek <text:span text:style-name="T185">secara </text:span>keseluruhannya.</text:p>
      <text:p text:style-name="P18"/>
      <text:p text:style-name="P18">Dan beberapa <text:span text:style-name="T186">dalam</text:span> tim mungkin juga memiliki semacam editor atau orang <text:span text:style-name="T186">menjaga </text:span>kualitas Q<text:span text:style-name="T186">&amp;</text:span>A.</text:p>
      <text:p text:style-name="P18"/>
      <text:p text:style-name="P18">Orang-orang ini membantu <text:span text:style-name="T187">dalam </text:span>meninjau dan memeriksa kualitas apa pun yang dihasilkan kelompok.</text:p>
      <text:p text:style-name="P18"/>
      <text:p text:style-name="P18">Orang-orang ini biasanya memiliki pengetahuan yang luas dan dapat menemukan masalah yang perlu diperbaiki.</text:p>
      <text:p text:style-name="P18"/>
      <text:p text:style-name="P18">Mungkin ada peran lain juga, tetapi beberapa rekan tim mungkin secara alami mengambil beberapa peran ini berdasarkan keterampilan dan kepribadian mereka.</text:p>
      <text:p text:style-name="P18"/>
      <text:p text:style-name="P18">Misalnya, introvert mungkin menghindari peran <text:span text:style-name="T188">sebagai</text:span> memimpin rapat tetapi sangat senang meneliti data tentang solusi yang sedang mereka kerjakan.</text:p>
      <text:p text:style-name="P18"/>
      <text:p text:style-name="P18">Jadi anggota tim dapat mengambil beberapa jenis peran dalam <text:span text:style-name="T189">collaborative team</text:span>.</text:p>
      <text:p text:style-name="P18"/>
      <text:p text:style-name="P18">Mereka akan fokus pada pekerjaan yang ditugaskan seperti copywriter yang bertugas menulis pesan pemasaran untuk kampanye.</text:p>
      <text:p text:style-name="P18"/>
      <text:p text:style-name="P18">Tetapi mereka mungkin juga mengambil peran tim <text:span text:style-name="T190">sendiri</text:span>, seperti komunikator yang memposting pembaruan atas nama <text:span text:style-name="T191">kepentingan </text:span><text:span text:style-name="T192">kelompok</text:span>.</text:p>
      <text:p text:style-name="P18"/>
      <text:p text:style-name="P18">Beberapa peran ini akan mudah ditentukan berdasarkan apa yang orang lakukan dan sukai.</text:p>
      <text:p text:style-name="P18"/>
      <text:p text:style-name="P20">Peran-peran ini akan mudah dibagi-bagi berdasarkan dengan apa yang menjadi keahlian dan ketrampilan masing-masing anggota tim.</text:p>
      <text:p text:style-name="P21">tantangan bekerja dalam tim kolaboratif</text:p>
      <text:p text:style-name="P20"/>
      <text:p text:style-name="P20">Baiklah, teman-teman, selamat datang kembali.</text:p>
      <text:p text:style-name="P20"/>
      <text:p text:style-name="P20">Jadi kita telah berbicara tentang manfaat dan cara kerja tim kolaboratif, tetapi bagaimana jika tidak?</text:p>
      <text:p text:style-name="P20"/>
      <text:p text:style-name="P20">Bagi sebagian orang, bekerja dengan orang lain bukanlah pilihan pertama mereka.</text:p>
      <text:p text:style-name="P20"/>
      <text:p text:style-name="P20">Banyak orang lebih suka bekerja sendiri, membuat keputusan sendiri dan menuangkan hasrat mereka ke dalam sesuatu sendiri karena, yah, mungkin mereka pikir lebih mudah, lebih cepat, atau lebih fokus seperti itu.</text:p>
      <text:p text:style-name="P20"/>
      <text:p text:style-name="P20">Asumsi-asumsi ini biasanya hanya benar jika menyangkut tugas-tugas sederhana.</text:p>
      <text:p text:style-name="P20"/>
      <text:p text:style-name="P20">Ketika Anda mempertimbangkan proyek yang lebih besar, kolaborasi benar-benar menjadi berharga tentang asumsi bahwa bekerja sendiri lebih mudah dan membutuhkan lebih sedikit waktu.</text:p>
      <text:p text:style-name="P20"/>
      <text:p text:style-name="P20">Tentu.</text:p>
      <text:p text:style-name="P20"/>
      <text:p text:style-name="P20">Anda tahu, tidak ada rapat yang harus diatur dan hanya ada satu tim.</text:p>
      <text:p text:style-name="P20"/>
      <text:p text:style-name="P20">Tetapi dapatkah Anda menangani semua yang diperlukan secara realistis dengan proyek yang lebih kompleks, berbagi tanggung jawab dan membagi pekerjaan dapat secara signifikan mempercepat hasil.</text:p>
      <text:p text:style-name="P20"/>
      <text:p text:style-name="P20">Jadi menggantung gambar di dinding adalah tugas yang bisa Anda lakukan sendiri.</text:p>
      <text:p text:style-name="P20"/>
      <text:p text:style-name="P20">Tetapi jika saya membangun seluruh rumah, Anda sebaiknya percaya bahwa saya ingin satu tim dengan saya.</text:p>
      <text:p text:style-name="P20"/>
      <text:p text:style-name="P20">Beberapa orang menganggap lebih mudah bagi mereka untuk membuat keputusan sendiri.</text:p>
      <text:p text:style-name="P20"/>
      <text:p text:style-name="P20">Lebih mudah pasti.</text:p>
      <text:p text:style-name="P20"/>
      <text:p text:style-name="P20">Tapi apakah itu lebih pintar?</text:p>
      <text:p text:style-name="P20"/>
      <text:p text:style-name="P20">Tidak selalu.</text:p>
      <text:p text:style-name="P20"/>
      <text:p text:style-name="P20">Kami mencoba membuat keputusan yang baik, tetapi tidak selalu berhasil.</text:p>
      <text:p text:style-name="P20"/>
      <text:p text:style-name="P20">Dan bahkan jika kita meneliti sesuatu yang baru dan mencari pilihan, dibutuhkan banyak waktu ketika kita dapat mengandalkan pengalaman dan keahlian tim, sementara perusahaan asuransi akan membuat keputusan yang lebih baik lebih sering dan lebih cepat.</text:p>
      <text:p text:style-name="P20"/>
      <text:p text:style-name="P20">Dan beberapa orang mungkin berasumsi bahwa tidak ada yang peduli dengan pekerjaan mereka seperti yang mereka lakukan sekarang.</text:p>
      <text:p text:style-name="P20"/>
      <text:p text:style-name="P20">Itu mungkin benar, dan Anda harus sangat peduli dengan pekerjaan Anda.</text:p>
      <text:p text:style-name="P20"/>
      <text:p text:style-name="P20">Tetapi sangat peduli tidak sama dengan melakukan pekerjaan yang hebat.</text:p>
      <text:p text:style-name="P20"><text:soft-page-break/></text:p>
      <text:p text:style-name="P20">Ketika pekerjaan Anda adalah bagian dari gambaran yang lebih besar dan hampir selalu demikian, Anda akan menemukan orang lain yang bersemangat juga peduli dengan pekerjaan mereka.</text:p>
      <text:p text:style-name="P20"/>
      <text:p text:style-name="P20">Tetapi ketika Anda menyatukan orang-orang yang bersemangat ini dan berbagi tujuan, tiba-tiba kemungkinannya berlipat ganda.</text:p>
      <text:p text:style-name="P20"/>
      <text:p text:style-name="P20">Kolaborasi berarti memiliki sesuatu dan mencapai lebih banyak bersama-sama, dan itu adalah sesuatu yang Anda semua bisa banggakan.</text:p>
      <text:p text:style-name="P20"/>
      <text:p text:style-name="P20">Jadi, Anda harus menantang asumsi ini dan memberikan kesempatan kerja tim semacam ini.</text:p>
      <text:p text:style-name="P20"/>
      <text:p text:style-name="P20">Dan ketika Anda dilemparkan ke dalam lingkungan kolaboratif, ketika Anda bertemu dan bekerja dengan orang lain, Anda mungkin masih tidak yakin bagaimana Anda dapat mencapai lebih banyak.</text:p>
      <text:p text:style-name="P20"/>
      <text:p text:style-name="P20">Jika Anda didorong untuk berbagi dan tidak melakukan semuanya sendiri, mungkin perlu beberapa latihan untuk menemukan keseimbangan itu.</text:p>
      <text:p text:style-name="P20"/>
      <text:p text:style-name="P20">Tapi inilah beberapa cara Anda bisa menjadi anggota tim kolaboratif yang lebih baik.</text:p>
      <text:p text:style-name="P20"/>
      <text:p text:style-name="P20">nomor satu adalah menjadi pendengar yang baik.</text:p>
      <text:p text:style-name="P20"/>
      <text:p text:style-name="P20">Ini sangat jelas, tetapi ketika orang lain berbicara, Anda perlu memperhatikan apa yang mereka katakan, memproses ide-ide yang mereka bagikan, dan mencari tahu apakah Anda dapat menambahkannya.</text:p>
      <text:p text:style-name="P20"/>
      <text:p text:style-name="P20">Nomor dua adalah mempercayai rekan satu tim Anda.</text:p>
      <text:p text:style-name="P20"/>
      <text:p text:style-name="P20">Ketika orang lain berbagi ide, wajar bagi beberapa orang untuk mencari cara untuk menantangnya, mencoba menggali ide, alih-alih menganggap mereka benar dan mencoba mendukung ide mereka.</text:p>
      <text:p text:style-name="P20"/>
      <text:p text:style-name="P20">Jangan membabi buta melakukan ini, meskipun.</text:p>
      <text:p text:style-name="P20"/>
      <text:p text:style-name="P20">Jika ide mereka tidak tahan air, mungkin perlu bekerja, tetapi biasanya ada banyak cara untuk memecahkan masalah.</text:p>
      <text:p text:style-name="P20"/>
      <text:p text:style-name="P20">Percayai keahlian rekan tim Anda dan pertimbangkan bagaimana ide mereka akan berhasil.</text:p>
      <text:p text:style-name="P20"/>
      <text:p text:style-name="P20">Tapi ini nomor tiga, tantang orang lain secara konstruktif.</text:p>
      <text:p text:style-name="P20"/>
      <text:p text:style-name="P20">Jika Anda memiliki pendapat yang berbeda, bersikaplah hormat dan sopan saat menyampaikannya.</text:p>
      <text:p text:style-name="P20"/>
      <text:p text:style-name="P20">Sebuah ide tidak memiliki sesuatu yang diminta oleh pemberi pinjaman untuk diklarifikasi, mengangkat masalah, atau detail yang mungkin tidak terpikirkan oleh orang lain.</text:p>
      <text:p text:style-name="P20"/>
      <text:p text:style-name="P20">Tapi selalu ingat Anda berada di tim yang sama dan benar-benar tidak ada poin untuk menjadi benar.</text:p>
      <text:p text:style-name="P20"/>
      <text:p text:style-name="P20">Tujuan Anda seharusnya bukan untuk menjatuhkan ide.</text:p>
      <text:p text:style-name="P20"/>
      <text:p text:style-name="P20"><text:soft-page-break/>Seharusnya untuk meningkatkan mereka.</text:p>
      <text:p text:style-name="P20"/>
      <text:p text:style-name="P20">Nomor empat adalah kepercayaan dalam proses.</text:p>
      <text:p text:style-name="P20"/>
      <text:p text:style-name="P20">Jika tim Anda telah menyetujui proses untuk diikuti dan menyelesaikan pekerjaan, pastikan Anda mengikutinya.</text:p>
      <text:p text:style-name="P20"/>
      <text:p text:style-name="P20">Setiap anggota tim mengandalkan yang lain untuk melakukan pekerjaan tertentu.</text:p>
      <text:p text:style-name="P20"/>
      <text:p text:style-name="P20">Setiap perubahan dapat menunda atau merusak proses.</text:p>
      <text:p text:style-name="P20"/>
      <text:p text:style-name="P20">Namun, jika Anda menemukan cara untuk mempercepat atau meningkatkan proses, bawa ide Anda ke tim dan mereka mungkin melihat nilai di dalamnya juga.</text:p>
      <text:p text:style-name="P20"/>
      <text:p text:style-name="P20">Jadi seperti yang Anda lihat, ada banyak kepercayaan yang dibutuhkan agar tim kolaboratif dapat bekerja.</text:p>
      <text:p text:style-name="P20"/>
      <text:p text:style-name="P20">Dan secara umum, kepercayaan adalah sesuatu yang diperoleh, bukan diberikan.</text:p>
      <text:p text:style-name="P20"/>
      <text:p text:style-name="P20">Itu datang dari pengalaman, bekerja dengan orang lain dan berbicara dengan mereka, memecahkan masalah dengan mereka.</text:p>
      <text:p text:style-name="P20"/>
      <text:p text:style-name="P20">Tetapi dengan proses kolaboratif, tidak apa-apa untuk meragukan rekan tim Anda pada awalnya, itu benar-benar hanya manusia.</text:p>
      <text:p text:style-name="P20"/>
      <text:p text:style-name="P20">Apa yang harus Anda percaya, bagaimanapun, adalah proses dengan mengadopsi gaya kerja yang memungkinkan Anda untuk mendapatkan keuntungan dari pengalaman dan keahlian dan lain-lain, Anda akan dapat mencapai jauh lebih banyak.</text:p>
      <text:p text:style-name="P20"/>
      <text:p text:style-name="P20">Jadi, jadilah pendengar yang baik, pertimbangkan ide-ide mereka, percaya pada tujuan kolektif Anda, dan percayakan pada proses kolaboratif.</text:p>
      <text:p text:style-name="P20"/>
      <text:p text:style-name="P20">Benar, teman-teman?</text:p>
      <text:p text:style-name="P20"/>
      <text:p text:style-name="P20">Itu saja untuk saat ini.</text:p>
      <text:p text:style-name="P20"/>
      <text:p text:style-name="P20">Sampai jumpa di kuliah berikutnya.</text:p>
      <text:p text:style-name="P21">mengatasi perbedaan untuk memastikan kolaborasi</text:p>
      <text:p text:style-name="P20"/>
      <text:p text:style-name="P20">Hei, teman-teman, selamat datang kembali.</text:p>
      <text:p text:style-name="P20"/>
      <text:p text:style-name="P20">Pada kuliah terakhir, kami membahas sejumlah tantangan terkait bekerja dalam tim kolaboratif.</text:p>
      <text:p text:style-name="P20"/>
      <text:p text:style-name="P20">Beberapa dari tantangan tersebut didasarkan pada asumsi dan keraguan tentang seberapa baik orang akan bekerja sama, dengan keyakinan dan kepercayaan pada prosesnya, sementara itu dapat memberikan beberapa hasil yang bagus.</text:p>
      <text:p text:style-name="P20"/>
      <text:p text:style-name="P20">Tetapi setiap orang berbeda dengan caranya sendiri.</text:p>
      <text:p text:style-name="P20"/>
      <text:p text:style-name="P20">Jadi, secara alami akan ada perbedaan dalam bagaimana segala sesuatunya bersatu, dari keputusan terbesar yang dibuat kelompok hingga hal-hal kecil seperti apa yang harus dipesan untuk makan siang.</text:p>
      <text:p text:style-name="P20"/>
      <text:p text:style-name="P20">Dan serius, jika menurut Anda itu bukan masalah yang cukup untuk memecah belah orang, silakan, tanyakan kepada 10 orang apa yang ingin mereka makan dan Anda mungkin akan mendapatkan 10 jawaban berbeda.</text:p>
      <text:p text:style-name="P20"/>
      <text:p text:style-name="P20">Tim kolaboratif harus dibentuk di sekitar orang-orang dengan latar belakang yang berbeda dan tentunya rentang usia, jenis kelamin dengan berbagai budaya, bahkan keyakinan agama.</text:p>
      <text:p text:style-name="P20"/>
      <text:p text:style-name="P20">Karena ini adalah abad ke-21, kecuali Anda menonton ini dan abad kedua puluh dua, perbedaan itu seharusnya tidak membuat kita takut sama sekali.</text:p>
      <text:p text:style-name="P20"/>
      <text:p text:style-name="P20">Faktanya, ketika Anda membawa berbagai pengalaman dan keterampilan ke dalam sebuah kelompok, Anda akan menyaksikan beberapa cara berpikir yang sangat menarik dan berbeda, untuk menghasilkan ide-ide kreatif dan inovatif yang akan memecahkan masalah yang ditugaskan.</text:p>
      <text:p text:style-name="P20"/>
      <text:p text:style-name="P20">Kita perlu merangkul keragaman ide.</text:p>
      <text:p text:style-name="P20"/>
      <text:p text:style-name="P20">Jadi, inilah beberapa pemikiran tentang cara membuatnya lebih mudah.</text:p>
      <text:p text:style-name="P20"/>
      <text:p text:style-name="P20">Sekarang, kesempatan pertama yang Anda dapatkan, beri tim Anda kesempatan untuk saling mengenal.</text:p>
      <text:p text:style-name="P20"/>
      <text:p text:style-name="P20">Mungkin tidak ada banyak waktu untuk, katakanlah, obrolan ringan atau bersosialisasi, tetapi dapat membantu banyak untuk mengetahui mitra proyek Anda pada tingkat yang lebih pribadi.</text:p>
      <text:p text:style-name="P20"/>
      <text:p text:style-name="P20">Jika Anda memiliki pertemuan awal proyek, mungkin makan siang juga.</text:p>
      <text:p text:style-name="P20"/>
      <text:p text:style-name="P20">Undang anggota tim untuk minum bir setelah rapat.</text:p>
      <text:p text:style-name="P20"/>
      <text:p text:style-name="P20">Namun, Anda tidak perlu menjadi teman baik.</text:p>
      <text:p text:style-name="P20"/>
      <text:p text:style-name="P20">Idenya adalah bahwa orang biasanya memiliki kesempatan yang lebih baik untuk mengatasi perbedaan, jika mereka mengenal satu sama lain lebih baik secara pribadi.</text:p>
      <text:p text:style-name="P20"/>
      <text:p text:style-name="P20">Tetapi perbedaan pendapat adalah hal yang wajar, terutama ketika orang-orang kreatif datang dengan solusi atau ide yang benar-benar kreatif.</text:p>
      <text:p text:style-name="P20"><text:soft-page-break/></text:p>
      <text:p text:style-name="P20">Ingat saja, konflik adalah hal yang wajar dan tidak boleh dihindari.</text:p>
      <text:p text:style-name="P20"/>
      <text:p text:style-name="P20">Ini berguna untuk mengerjakan ide-ide dan memvalidasi ide-ide hebat.</text:p>
      <text:p text:style-name="P20"/>
      <text:p text:style-name="P20">Saat Anda menghadapi ketidaksepakatan dalam kelompok kolaboratif Anda, ada baiknya mengikuti beberapa praktik terbaik ini.</text:p>
      <text:p text:style-name="P20"/>
      <text:p text:style-name="P20">Nomor satu adalah tetap tenang, cobalah untuk tidak frustrasi, terus perlakukan semua orang dengan hormat dan anggap Anda akan dapat menemukan solusi.</text:p>
      <text:p text:style-name="P20"/>
      <text:p text:style-name="P20">Ingat, Anda tidak sendirian dan orang-orang ini bukan lawan.</text:p>
      <text:p text:style-name="P20"/>
      <text:p text:style-name="P20">Mereka rekan satu tim.</text:p>
      <text:p text:style-name="P20"/>
      <text:p text:style-name="P20">Nomor dua, jika Anda berada di satu sisi argumen, mintalah orang lain untuk menjelaskan pendapat atau alasan mereka untuk sesuatu.</text:p>
      <text:p text:style-name="P20"/>
      <text:p text:style-name="P20">Mungkin ada sesuatu dalam tanggapan mereka yang membantu Anda memahami perspektif mereka, atau yang dapat membantu Anda memperkuat pendekatan yang berbeda.</text:p>
      <text:p text:style-name="P20"/>
      <text:p text:style-name="P20">Misalnya, orang lain mungkin lebih menyukai ide mereka karena mereka yakin itu lebih murah, tetapi Anda mungkin dapat menunjukkan bahwa ada biaya terkait yang akan membuatnya semahal pilihan Anda, jika tidak lebih.</text:p>
      <text:p text:style-name="P20"/>
      <text:p text:style-name="P20">Nomor tiga adalah, kemudian ambil kesempatan untuk menjelaskan pendapat Anda sendiri dan alasan di balik ide Anda.</text:p>
      <text:p text:style-name="P20"/>
      <text:p text:style-name="P20">Mungkin ada sudut yang belum mereka pikirkan yang akan membantu mereka memahami niat Anda.</text:p>
      <text:p text:style-name="P20"/>
      <text:p text:style-name="P20">Tapi itu mungkin juga mengarah pada penemuan seperti skenario ini dan menjelaskan di mana menurut Anda pilihan Anda lebih murah.</text:p>
      <text:p text:style-name="P20"/>
      <text:p text:style-name="P20">Tapi, seseorang mungkin menunjukkan, hei, tidak.</text:p>
      <text:p text:style-name="P20"/>
      <text:p text:style-name="P20">Dan itu mengarah ke tip berikutnya, yaitu nomor empat, terbuka untuk ide-ide lain.</text:p>
      <text:p text:style-name="P20"/>
      <text:p text:style-name="P20">Sangat mudah bagi orang untuk mengaitkan ide dan tidak ingin menyerah.</text:p>
      <text:p text:style-name="P20"/>
      <text:p text:style-name="P20">Tetapi percaya pada kekuatan proses kolaboratif ketika banyak otak sedang mengerjakan suatu masalah, itu bisa membuatnya lebih mudah untuk menemukan ide terbaik dari sekelompok.</text:p>
      <text:p text:style-name="P20"/>
      <text:p text:style-name="P20">Terbuka untuk kemungkinan ini bahwa milik Anda tidak akan selalu menjadi yang terbaik.</text:p>
      <text:p text:style-name="P20"/>
      <text:p text:style-name="P20">Nomor lima adalah pastikan Anda memiliki semua informasi yang Anda butuhkan.</text:p>
      <text:p text:style-name="P20"/>
      <text:p text:style-name="P20">Terkadang orang mengabaikan asumsi karena mereka tidak memiliki akses ke semua data yang mereka butuhkan untuk membuat keputusan yang baik.</text:p>
      <text:p text:style-name="P20"/>
      <text:p text:style-name="P20"><text:soft-page-break/>Jika Anda memerlukan informasi lebih lanjut, Anda harus mendapatkannya sebelum membuat keputusan.</text:p>
      <text:p text:style-name="P20"/>
      <text:p text:style-name="P20">Buat pengaturan agar sumber berbagi data, berikan waktu bagi tim Anda untuk meninjaunya, lalu lanjutkan debat Anda di pertemuan berikutnya.</text:p>
      <text:p text:style-name="P20"/>
      <text:p text:style-name="P20">Pada saat itu, Anda harus dapat membuat keputusan yang tepat.</text:p>
      <text:p text:style-name="P20"/>
      <text:p text:style-name="P20">Sekarang, jika Anda dan tim Anda tidak dapat menyelesaikan pertengkaran, Anda dapat mempertimbangkan untuk mengambil suara atau meminta yang lebih tinggi untuk memutuskannya untuk Anda, atau pertandingan kandang sampai mati, atau, saran saya adalah untuk tetap tenang. itu, jika memungkinkan, berikan satu hari atau sampai pertemuan Anda berikutnya dan tinjau kembali masalah tersebut.</text:p>
      <text:p text:style-name="P20"/>
      <text:p text:style-name="P20">Cari informasi baru yang bisa Anda bagikan dan minta yang lain melakukan hal yang sama.</text:p>
      <text:p text:style-name="P20"/>
      <text:p text:style-name="P20">Ingat, Anda ingin membuat keputusan terbaik untuk tim Anda, bukan hanya untuk Anda.</text:p>
      <text:p text:style-name="P20"/>
      <text:p text:style-name="P20">Jika Anda tidak yakin tentang memimpin tim kolaboratif, jangan khawatir.</text:p>
      <text:p text:style-name="P20"/>
      <text:p text:style-name="P20">Kuliah di depan.</text:p>
      <text:p text:style-name="P20"/>
      <text:p text:style-name="P20">Kami akan berbagi beberapa ide yang digunakan untuk membentuk dan memimpin tim seperti ini.</text:p>
      <text:p text:style-name="P20"/>
      <text:p text:style-name="P20">Dan Anda akan melihat ada banyak cara untuk memimpin dan mendapatkan hasil dengan tim seperti ini.</text:p>
      <text:p text:style-name="P20"/>
      <text:p text:style-name="P20">Baiklah.</text:p>
      <text:p text:style-name="P20"/>
      <text:p text:style-name="P20">Jadi untuk saat ini, itu adalah kuliah berikutnya.</text:p>
      <text:p text:style-name="P20"/>
      <text:p text:style-name="P21">bagian 2: memimpin tim kolaboratif</text:p>
      <text:p text:style-name="P22"/>
      <text:p text:style-name="P22"><text:span text:style-name="T193">Menyusun</text:span> dan memimpin tim kolaboratif</text:p>
      <text:p text:style-name="P20"/>
      <text:p text:style-name="P20">Hei, teman-teman, selamat datang kembali.</text:p>
      <text:p text:style-name="P20"/>
      <text:p text:style-name="P20">Jadi, kami telah mendiskusikan manfaat tim kolaboratif dan bagaimana memastikan mereka bekerja dengan sukses di dalam perusahaan, dan mungkin Anda bertanggung jawab untuk membentuk tim seperti itu dan memimpinnya setelah pembentukannya, atau Anda dapat menemukan diri Anda dalam peran itu kapan saja. waktu.</text:p>
      <text:p text:style-name="P20"/>
      <text:p text:style-name="P20">Baiklah, mari kita bicara tentang dasar-dasar membentuk dan memimpin tim kolaboratif.</text:p>
      <text:p text:style-name="P20"/>
      <text:p text:style-name="P20">Pertama, tim ini dapat mengambil ukuran atau bentuk apa pun, tetapi tujuan Anda mungkin akan menentukannya.</text:p>
      <text:p text:style-name="P20"/>
      <text:p text:style-name="P20">Anda mungkin meminta tim yang lebih kecil dan lebih fokus, mungkin enam atau delapan orang atau kurang, di mana setiap orang datang ke setiap pertemuan.</text:p>
      <text:p text:style-name="P20"/>
      <text:p text:style-name="P20">Anda mulai dengan membuat keputusan kelompok tentang visi dan tujuan proyek, dan kemudian orang-orang pergi untuk mengurus pekerjaan individu.</text:p>
      <text:p text:style-name="P20"/>
      <text:p text:style-name="P20">Mereka mungkin akan secara teratur berkumpul kembali dalam rapat untuk meninjau kemajuan, tetapi orang-orang yang terlibat sering bertemu.</text:p>
      <text:p text:style-name="P20"/>
      <text:p text:style-name="P20">Semua orang di tim inti sangat berperan dalam apa yang mereka lakukan secara keseluruhan.</text:p>
      <text:p text:style-name="P20"/>
      <text:p text:style-name="P20">Atau Anda mungkin memiliki tim kolaboratif yang lebih besar dan dalam banyak kasus masih ada kelompok inti orang yang melakukan sebagian besar pekerjaan.</text:p>
      <text:p text:style-name="P20"/>
      <text:p text:style-name="P20">Tetapi Anda mungkin juga memiliki pemangku kepentingan yang merupakan orang-orang yang memiliki minat langsung pada hasil kerja tim.</text:p>
      <text:p text:style-name="P20"/>
      <text:p text:style-name="P20">Misalnya, pemangku kepentingan dapat berupa direktur yang ingin memastikan bahwa persyaratan tertentu dipenuhi, atau konsultan yang Anda butuhkan hanya untuk bagian tertentu dari proses proyek.</text:p>
      <text:p text:style-name="P20"/>
      <text:p text:style-name="P20">Jadi, Anda mungkin memulai dengan pertemuan awal yang besar dengan semua orang untuk memperkenalkan semua orang yang terlibat dan menetapkan harapan.</text:p>
      <text:p text:style-name="P20"/>
      <text:p text:style-name="P20">Tetapi tujuan utamanya adalah untuk mengkonfirmasi visi dan tujuan proyek.</text:p>
      <text:p text:style-name="P20"/>
      <text:p text:style-name="P20">Setelah itu, rapat mungkin hanya terjadi dengan tim inti yang terdiri dari orang-orang yang melakukan banyak pekerjaan, dan mereka akan bertemu sendiri untuk meninjau kemajuan seiring berjalannya waktu.</text:p>
      <text:p text:style-name="P20"/>
      <text:p text:style-name="P20">Kemudian mendekati akhir, pemangku kepentingan lain mungkin melompat kembali sehingga mereka dapat meninjau bagian-bagian pada tonggak tertentu, atau memberikan tanda akhir pada pekerjaan yang telah dilakukan tim.</text:p>
      <text:p text:style-name="P20"/>
      <text:p text:style-name="P20"><text:soft-page-break/>Cara Anda mengatur tim Anda akan ditentukan oleh proyek dan kebutuhan bisnis Anda.</text:p>
      <text:p text:style-name="P20"/>
      <text:p text:style-name="P20">Anda akan membutuhkan keterampilan dan bakat yang tepat terwakili.</text:p>
      <text:p text:style-name="P20"/>
      <text:p text:style-name="P20">Jadi proyek pengembangan aplikasi baru Anda akan membutuhkan programmer dan desainer.</text:p>
      <text:p text:style-name="P20"/>
      <text:p text:style-name="P20">Nah, sebuah proyek untuk merencanakan kampanye pemasaran baru mungkin termasuk copywriter dan orang-orang pemasaran.</text:p>
      <text:p text:style-name="P20"/>
      <text:p text:style-name="P20">Pada akhirnya, Anda ingin membentuk tim yang dapat secara wajar mencapai oracle apa yang Anda miliki dalam kerangka waktu dan anggaran tertentu.</text:p>
      <text:p text:style-name="P20"/>
      <text:p text:style-name="P20">Sekarang, saat Anda menyatukan tim, Anda ingin membantu grup menyelesaikan tugas dan sasaran, tetapi juga membantu orang-orang dalam tim membangun hubungan, sehingga mereka dapat berkomunikasi dengan lebih baik.</text:p>
      <text:p text:style-name="P20"/>
      <text:p text:style-name="P20">Faktanya, ada beberapa hal yang harus dilakukan pemimpin Anda ketika tim kolaboratif pertama kali bersatu.</text:p>
      <text:p text:style-name="P20"/>
      <text:p text:style-name="P20">Untuk satu hal, penting untuk menjelaskan mengapa setiap orang ada di sana, apa nilai mereka bagi tim, dan apa yang Anda harapkan dari mereka untuk berkontribusi.</text:p>
      <text:p text:style-name="P20"/>
      <text:p text:style-name="P20">Misalnya, Anda akan tahu bahwa John akan menulis kode untuk aplikasi baru Anda, tetapi Jennifer, yang akan menulis salinannya.</text:p>
      <text:p text:style-name="P20"/>
      <text:p text:style-name="P20">Tetapi Anda ingin memutuskan bersama fitur aplikasi mana yang akan disertakan dan bagaimana Anda akan meluncurkannya.</text:p>
      <text:p text:style-name="P20"/>
      <text:p text:style-name="P20">Ini membantu menghilangkan keraguan tentang tugas-tugas tertentu dan dapat membantu membangun kepercayaan dalam kepemimpinan Anda, jika tampaknya Anda memiliki rencana.</text:p>
      <text:p text:style-name="P20"/>
      <text:p text:style-name="P20">Tim kolaboratif baru dapat memperoleh manfaat jika Anda menyertakan setidaknya dua orang yang sudah saling mengenal.</text:p>
      <text:p text:style-name="P20"/>
      <text:p text:style-name="P20">Jika tidak ada yang mengenal satu sama lain dengan baik, mungkin agak sulit untuk memulai percakapan, terutama jika ada perbedaan pendapat.</text:p>
      <text:p text:style-name="P20"/>
      <text:p text:style-name="P20">Tetapi bahkan jika hanya dua orang yang saling mengenal, itu berarti Anda mungkin memiliki chemistry yang sudah ada sebelumnya di antara rekan satu tim.</text:p>
      <text:p text:style-name="P20"/>
      <text:p text:style-name="P20">Percakapan harus lebih mudah untuk memulai.</text:p>
      <text:p text:style-name="P20"/>
      <text:p text:style-name="P20">Dan jika kedua orang itu mulai berbicara, yang lain mungkin akan segera menyusul setelahnya.</text:p>
      <text:p text:style-name="P20"/>
      <text:p text:style-name="P20">Dan setiap saat, pemimpin tim harus mendorong percakapan yang terbuka dan jujur ​​selama rapat dan diskusi tim.</text:p>
      <text:p text:style-name="P20"/>
      <text:p text:style-name="P20">Pemimpin harus mendorong semua orang untuk berkontribusi.</text:p>
      <text:p text:style-name="P20"/>
      <text:p text:style-name="P20"><text:soft-page-break/>Ini memastikan semua orang berbagi pendapat mereka dan tidak ada yang merasa ditinggalkan.</text:p>
      <text:p text:style-name="P20"/>
      <text:p text:style-name="P20">Para pemimpin harus mendorong pertemuan dan diskusi satu lawan satu juga.</text:p>
      <text:p text:style-name="P20"/>
      <text:p text:style-name="P20">Tidak semuanya harus terjadi sebagai sebuah kelompok.</text:p>
      <text:p text:style-name="P20"/>
      <text:p text:style-name="P20">Dalam beberapa kasus, memasangkan dan menggali topik atau tugas tertentu dapat memberikan fokus yang membantu, dan kemudian mereka dapat membagikan temuan dan kemajuan mereka dengan grup setelahnya.</text:p>
      <text:p text:style-name="P20"/>
      <text:p text:style-name="P20">Dan pemimpin tim harus menciptakan peluang di mana rekan satu tim dapat berkumpul secara sosial dan saling mengenal.</text:p>
      <text:p text:style-name="P20"/>
      <text:p text:style-name="P20">Mungkin ini terjadi di penghujung hari dengan berbagi minuman atau menghadiri retret membangun tim sepanjang hari, apa pun itu.</text:p>
      <text:p text:style-name="P20"/>
      <text:p text:style-name="P20">Tautan yang Anda buka untuk membuat anggota tim saling mengenal mungkin bergantung pada berapa banyak waktu yang Anda harapkan untuk mereka bekerja sama.</text:p>
      <text:p text:style-name="P20"/>
      <text:p text:style-name="P20">Makan malam mungkin bagus untuk tim jangka pendek.</text:p>
      <text:p text:style-name="P20"/>
      <text:p text:style-name="P20">Semua retret mungkin masuk akal untuk tim jangka panjang.</text:p>
      <text:p text:style-name="P20"/>
      <text:p text:style-name="P20">Secara keseluruhan, semakin nyaman orang berbicara satu sama lain, semakin baik kolaborasi yang seharusnya Anda dapatkan.</text:p>
      <text:p text:style-name="P20"/>
      <text:p text:style-name="P20">Baiklah.</text:p>
      <text:p text:style-name="P20"/>
      <text:p text:style-name="P20">Itu saja untuk saat ini.</text:p>
      <text:p text:style-name="P20"/>
      <text:p text:style-name="P20">Lihat kuliah berikutnya.</text:p>
      <text:p text:style-name="P21"><text:span text:style-name="T194">Rapat</text:span> tim kolaboratif yang efektif</text:p>
      <text:p text:style-name="P20"/>
      <text:p text:style-name="P20">Hei, teman-teman, selamat datang kembali.</text:p>
      <text:p text:style-name="P20"/>
      <text:p text:style-name="P20">Sekarang setelah kita berbicara tentang membentuk tim kolaboratif, mari kita bahas cara kerja rapat kolaboratif dan bagaimana Anda dan tim Anda dapat memanfaatkannya secara maksimal.</text:p>
      <text:p text:style-name="P20"/>
      <text:p text:style-name="P20">Sebagian besar rapat mengikuti struktur yang sederhana.</text:p>
      <text:p text:style-name="P20"/>
      <text:p text:style-name="P20">Anda menetapkan agenda, menentukan tujuan rapat, terlibat dalam diskusi dan interaksi, serta membuat keputusan.</text:p>
      <text:p text:style-name="P20"/>
      <text:p text:style-name="P20">Strukturnya cukup sederhana.</text:p>
      <text:p text:style-name="P20"/>
      <text:p text:style-name="P20">Dan bagaimana Anda mencapai tujuan Anda adalah di mana rapat bisa menjadi menarik, ketika Anda menetapkan agenda rapat, ini perlu terjadi sebelum Anda benar-benar mengadakan rapat.</text:p>
      <text:p text:style-name="P20"/>
      <text:p text:style-name="P20">Ini memungkinkan Anda mengundang orang yang tepat dan mengatur kebutuhan lain seperti proyektor, pembicara tamu, bahkan makan siang jika perlu.</text:p>
      <text:p text:style-name="P20"/>
      <text:p text:style-name="P20">Dan saat Anda mengirim undangan, Anda menyertakan agenda sehingga orang tahu apa yang diharapkan dan bahkan menyertakan tautan atau file untuk persiapan yang dapat dilakukan sebelum rapat, seperti meninjau penelitian.</text:p>
      <text:p text:style-name="P20"/>
      <text:p text:style-name="P20">Langkah-langkah seperti ini dapat menghemat waktu Anda selama rapat.</text:p>
      <text:p text:style-name="P20"/>
      <text:p text:style-name="P20">Menentukan tujuan rapat Anda juga harus dilakukan sebelumnya, tujuan Anda akan memandu rapat, diskusi, dan pekerjaan, jadi pastikan Anda mengundang semua orang yang Anda butuhkan untuk benar-benar mencapai tujuan Anda.</text:p>
      <text:p text:style-name="P20"/>
      <text:p text:style-name="P20">Misalnya, jika tujuan Anda adalah memilih solusi penerbitan untuk tim pemasaran, direktur pemasaran mungkin perlu diundang untuk menyetujui keputusan tersebut, dan di akhir rapat atau meninjau kembali tujuan Anda untuk memastikan Anda telah mencapai apa yang Anda berangkat untuk dilakukan.</text:p>
      <text:p text:style-name="P20"/>
      <text:p text:style-name="P20">Bagian utama dari rapat Anda adalah diskusi dan interaksi Anda, berdasarkan agenda dan tujuan yang Anda tetapkan.</text:p>
      <text:p text:style-name="P20"/>
      <text:p text:style-name="P20">Anda mungkin memiliki beberapa presentasi atau penelitian yang disampaikan tentang topik yang relevan, tetapi pertemuan kolaboratif harus memiliki lebih dari satu tempat pembuangan informasi arah.</text:p>
      <text:p text:style-name="P20"/>
      <text:p text:style-name="P20">Pastikan ada kesempatan bagi orang-orang untuk melontarkan ide dan mengajukan pertanyaan, serta beri tahu orang-orang tentang umpan balik seperti apa yang Anda harapkan.</text:p>
      <text:p text:style-name="P20"/>
      <text:p text:style-name="P20">Mungkin Anda perlu tahu apakah ada kemungkinan masalah teknologi dengan memilih solusi obrolan video khusus untuk perusahaan.</text:p>
      <text:p text:style-name="P20"/>
      <text:p text:style-name="P20">Anda tidak di sini untuk berdebat apakah itu pilihan yang baik.</text:p>
      <text:p text:style-name="P20"><text:soft-page-break/></text:p>
      <text:p text:style-name="P20">Anda hanya perlu tahu apakah secara teknis itu akan berhasil.</text:p>
      <text:p text:style-name="P20"/>
      <text:p text:style-name="P20">Jadi bingkai setiap topik dan diskusi yang Anda miliki dengan membiarkan orang tahu apa yang Anda butuhkan dari mereka.</text:p>
      <text:p text:style-name="P20"/>
      <text:p text:style-name="P20">Ini harus memfokuskan ide semua orang sebagai hasilnya.</text:p>
      <text:p text:style-name="P20"/>
      <text:p text:style-name="P20">Kemudian, berdasarkan diskusi dan interaksi Anda, kelompok tersebut harus dapat membuat keputusan berdasarkan informasi yang berkaitan dengan tujuan yang telah Anda tetapkan.</text:p>
      <text:p text:style-name="P20"/>
      <text:p text:style-name="P20">Dalam pertemuan-pertemuan seperti ini mungkin timbul masalah-masalah yang menghalangi Anda untuk mencapai tujuan-tujuan Anda.</text:p>
      <text:p text:style-name="P20"/>
      <text:p text:style-name="P20">Misalnya, beberapa orang mungkin tidak mau berpartisipasi atau terlalu gugup untuk menyampaikan pendapat mereka di depan kelompok.</text:p>
      <text:p text:style-name="P20"/>
      <text:p text:style-name="P20">Mungkin mereka secara alami berbicara dengan lembut, tetapi mereka mungkin juga berada di ruangan yang sama dengan seseorang yang bisa tersinggung dengan pendapat mereka.</text:p>
      <text:p text:style-name="P20"/>
      <text:p text:style-name="P20">Anda mungkin ragu sebelum memilih ide dari seorang desainer yang duduk di seberang Anda yang dikenal protektif terhadap desain mereka.</text:p>
      <text:p text:style-name="P20"/>
      <text:p text:style-name="P20">Jadi apa yang bisa kita lakukan?</text:p>
      <text:p text:style-name="P20"/>
      <text:p text:style-name="P20">Tonton untuk melihat siapa yang terlibat selama rapat?</text:p>
      <text:p text:style-name="P20"/>
      <text:p text:style-name="P20">Apakah orang menghindari kesempatan untuk berbicara? atau ada yang agresif mencari peluang untuk melibatkan orang lain dan bahkan mengeluarkan masukan?</text:p>
      <text:p text:style-name="P20"/>
      <text:p text:style-name="P20">Mungkin Anda memberi tahu seseorang yang terus-menerus menimpali, Oke, mari pastikan kita mendengar dari semua orang.</text:p>
      <text:p text:style-name="P20"/>
      <text:p text:style-name="P20">Dan kemudian Anda beralih ke rekan setim yang lebih tenang dan berkata, Hei, Steve, kami belum mendengar kabar dari Anda.</text:p>
      <text:p text:style-name="P20"/>
      <text:p text:style-name="P20">Apa pendapat Anda tentang desain ini?</text:p>
      <text:p text:style-name="P20"/>
      <text:p text:style-name="P20">Masalah lain adalah bahwa orang mungkin menerima apa pun yang dikatakan orang teratas di ruangan itu.</text:p>
      <text:p text:style-name="P20"/>
      <text:p text:style-name="P20">Biasanya sudah jelas siapa orang paling senior di sebuah ruangan, apakah itu manajer, VP atau apa pun.</text:p>
      <text:p text:style-name="P20"/>
      <text:p text:style-name="P20">Orang mungkin menunggu untuk melihat apa yang mereka pikirkan sebelum memberikan pemikiran mereka karena mereka tidak ingin berselisih dengan atasan.</text:p>
      <text:p text:style-name="P20"/>
      <text:p text:style-name="P20">Ini juga tidak terlalu membantu. Jadi bagaimana kita memecahkan ini?</text:p>
      <text:p text:style-name="P20"/>
      <text:p text:style-name="P20">Perlakukan semua orang dan ide-ide mereka secara setara.</text:p>
      <text:p text:style-name="P20"><text:soft-page-break/></text:p>
      <text:p text:style-name="P20">Jangan berasumsi bahwa anggota tim yang lebih senior atau berpengalaman akan selalu memberikan ide terbaik.</text:p>
      <text:p text:style-name="P20"/>
      <text:p text:style-name="P20">Cobalah untuk menyamakan kedudukan dengan membuat setiap orang membenarkan ide mereka dengan pertanyaan sederhana seperti, oke, jadi bagaimana ini memenuhi tujuan kita?</text:p>
      <text:p text:style-name="P20"/>
      <text:p text:style-name="P20">Jika Anda menggunakan proses untuk mengevaluasi setiap ide, setiap anggota tim harus membuktikan nilainya.</text:p>
      <text:p text:style-name="P20"/>
      <text:p text:style-name="P20">Tetapi bagaimana jika kelompok tersebut tidak dapat mencapai konsensus?</text:p>
      <text:p text:style-name="P20"/>
      <text:p text:style-name="P20">Nah, beberapa keputusan dapat memecah kelompok.</text:p>
      <text:p text:style-name="P20"/>
      <text:p text:style-name="P20">Jadi apa yang kamu lakukan?</text:p>
      <text:p text:style-name="P20"/>
      <text:p text:style-name="P20">Penting untuk terus menggali, untuk mencari tahu mengapa orang mendukung sesuatu.</text:p>
      <text:p text:style-name="P20"/>
      <text:p text:style-name="P20">Mungkin ada aspek yang paling berarti bagi mereka, seperti harga solusi atau kualitas desain.</text:p>
      <text:p text:style-name="P20"/>
      <text:p text:style-name="P20">Terus meninjau kembali tujuan Anda untuk memastikan pilihan yang dibuat, berdasarkan kriteria yang tepat.</text:p>
      <text:p text:style-name="P20"/>
      <text:p text:style-name="P20">Tujuan Anda mungkin untuk menemukan solusi jika itu anggaran, dalam hal ini solusi yang lebih murah akan menjadi yang lebih baik.</text:p>
      <text:p text:style-name="P20"/>
      <text:p text:style-name="P20">Ingatkan semua orang tentang persyaratan dan Anda mungkin melihat beberapa gerakan pada pilihan di antara tim.</text:p>
      <text:p text:style-name="P20"/>
      <text:p text:style-name="P20">Jadi seperti dengan tim mana pun, konflik bisa terjadi.</text:p>
      <text:p text:style-name="P20"/>
      <text:p text:style-name="P20">Tetapi selama Anda dan setiap orang memperlakukan satu sama lain dengan hormat, Anda harus dapat menangani apa pun, menjaga tujuan itu tetap di depan dan di tengah, dan tim Anda harus dapat menyelesaikan rapat mereka secara efektif dan sukses.</text:p>
      <text:p text:style-name="P20"/>
      <text:p text:style-name="P20">Baiklah.</text:p>
      <text:p text:style-name="P20"/>
      <text:p text:style-name="P20">Itu saja untuk saat ini.</text:p>
      <text:p text:style-name="P20"/>
      <text:p text:style-name="P20">Kuliah berikutnya.</text:p>
      <text:p text:style-name="P21">Pelajaran kolaborasi dari industri yang berbeda</text:p>
      <text:p text:style-name="P22"/>
      <text:p text:style-name="P20">Jadi tim kolaboratif mengambil banyak bentuk yang berbeda karena mereka membutuhkan fleksibilitas, bagaimana tim berkumpul dan beroperasi didorong oleh tujuan tim, pilihan informasi yang Anda buat tentang siapa yang harus dilibatkan dan alat apa yang digunakan.</text:p>
      <text:p text:style-name="P20"/>
      <text:p text:style-name="P20">Tetapi setiap industri mungkin akan mendekatinya dengan cara yang berbeda.</text:p>
      <text:p text:style-name="P20"/>
      <text:p text:style-name="P20">Misalnya, pertimbangkan apa yang dilakukan pemasar konten ketika mereka berkolaborasi dalam pekerjaan mereka.</text:p>
      <text:p text:style-name="P20"/>
      <text:p text:style-name="P20">Tim pemasaran konten biasanya mencakup berbagai profesional yang berkolaborasi untuk mendorong bagian melalui alur kerja.</text:p>
      <text:p text:style-name="P20"/>
      <text:p text:style-name="P20">Penulis akan meneliti dan menghasilkan draf.</text:p>
      <text:p text:style-name="P20"/>
      <text:p text:style-name="P20">Seniman akan memberikan kontribusi visual untuk membuat karya lebih menarik.</text:p>
      <text:p text:style-name="P20"/>
      <text:p text:style-name="P20">Pengelola konten mungkin merakit bagian dan platform penerbitan sesuai dengan jadwal.</text:p>
      <text:p text:style-name="P20"/>
      <text:p text:style-name="P20">Dan terakhir, editor mungkin akan meninjau dan menyelesaikan pekerjaan tertulis.</text:p>
      <text:p text:style-name="P20"/>
      <text:p text:style-name="P20">Kolaborasi seperti ini membutuhkan alat yang memungkinkan orang untuk berkontribusi dan kemudian meneruskan pekerjaan ke orang berikutnya.</text:p>
      <text:p text:style-name="P20"/>
      <text:p text:style-name="P20">Jika orang gagal melakukan bagian mereka dengan baik, mereka menjadi hambatan dalam prosesnya.</text:p>
      <text:p text:style-name="P20"/>
      <text:p text:style-name="P20">Jika alat gagal bekerja dengan benar, kemacetan lain berpotensi terbentuk.</text:p>
      <text:p text:style-name="P20"/>
      <text:p text:style-name="P20">Pada akhirnya, orang dan alat perlu bekerja sama untuk mengeluarkan konten tepat waktu.</text:p>
      <text:p text:style-name="P20"/>
      <text:p text:style-name="P20">Dalam pengembangan perangkat lunak, tim pengembang, orang desainer QA atau orang jaminan kualitas, dan anggota tim lainnya juga akan mengikuti alur kerja untuk mengembangkan dan meluncurkan aplikasi dan pemrograman lainnya.</text:p>
      <text:p text:style-name="P20"/>
      <text:p text:style-name="P20">Dengan perangkat lunak, kolaborasi sering kali mencakup pengujian pengguna di mana tim pengembangan harus berkolaborasi dengan pengguna untuk menentukan kesiapan pekerjaannya.</text:p>
      <text:p text:style-name="P20"/>
      <text:p text:style-name="P20">Pengujian dapat berkisar dari umpan balik pada satu fitur hingga pengujian beta besar yang melibatkan ribuan pengguna.</text:p>
      <text:p text:style-name="P20"/>
      <text:p text:style-name="P20">Banyak tim perangkat lunak telah menemukan bahwa jenis kolaborasi dengan komunitas di mana, Anda tahu, umpan balik yang tak ternilai dari basis pengguna yang bersemangat dapat menghasilkan kemajuan besar dalam pekerjaan mereka.</text:p>
      <text:p text:style-name="P20"/>
      <text:p text:style-name="P20">Selain komunitas pengguna, pengembang mungkin juga mengandalkan komunitas profesional untuk memajukan pekerjaan mereka.</text:p>
      <text:p text:style-name="P20"/>
      <text:p text:style-name="P20">Misalnya, banyak programmer tergabung dalam komunitas seperti GitHub atau stack overflow.</text:p>
      <text:p text:style-name="P20"><text:soft-page-break/></text:p>
      <text:p text:style-name="P20">GitHub secara khusus, mereka dapat mengunggah program atau kode yang telah mereka tulis.</text:p>
      <text:p text:style-name="P20"/>
      <text:p text:style-name="P20">Rekan pemrogram mereka kemudian dapat mengambil kode itu, meninjaunya, dan mengerjakannya sendiri.</text:p>
      <text:p text:style-name="P20"/>
      <text:p text:style-name="P20">Dan GitHub akan memastikan pekerjaan setiap orang tidak akan menghalangi pekerjaan orang lain.</text:p>
      <text:p text:style-name="P20"/>
      <text:p text:style-name="P20">Tetapi Anda mungkin juga memutuskan untuk membuat kode Anda menjadi publik.</text:p>
      <text:p text:style-name="P20"/>
      <text:p text:style-name="P20">Mengizinkan pengembang lain di komunitas untuk meninjau kode Anda atau menggunakannya untuk membuat sesuatu sendiri.</text:p>
      <text:p text:style-name="P20"/>
      <text:p text:style-name="P20">Kolaborasi online datang dalam berbagai bentuk, tetapi ketika Anda dapat belajar dari karya rekan profesional Anda, itu dapat membantu ide-ide baru berkembang lebih cepat.</text:p>
      <text:p text:style-name="P20"/>
      <text:p text:style-name="P20">Anda juga akan melihat kolaborasi semacam ini dengan sesama profesional di bidang pendidikan.</text:p>
      <text:p text:style-name="P20"/>
      <text:p text:style-name="P20">Di dalam departemen, seorang guru mungkin berbagi rencana pelajaran baru dengan seorang rekan untuk mencari umpan balik tentang topik, urutan, dan sebagainya.</text:p>
      <text:p text:style-name="P20"/>
      <text:p text:style-name="P20">Atau seorang profesor mungkin mengamati orang lain di kelas mereka untuk melihat bagaimana mereka menjalankan kelas mereka.</text:p>
      <text:p text:style-name="P20"/>
      <text:p text:style-name="P20">Mencari perspektif baru tentang cara mendekati suatu topik, diskusi atau melakukan aktivitas baru.</text:p>
      <text:p text:style-name="P20"/>
      <text:p text:style-name="P20">Kolaborasi melalui observasi ini bisa sangat membantu untuk pengembangan keterampilan, meskipun beberapa profesional mungkin tidak menyambutnya.</text:p>
      <text:p text:style-name="P20"/>
      <text:p text:style-name="P20">Dalam industri di mana pekerjaan mungkin lebih kompetitif, wajar bagi beberapa profesional untuk melindungi pengetahuan mereka.</text:p>
      <text:p text:style-name="P20"/>
      <text:p text:style-name="P20">Mereka merasa keunggulan kompetitif lebih menguntungkan mereka daripada berbagi.</text:p>
      <text:p text:style-name="P20"/>
      <text:p text:style-name="P20">Dan itu mungkin benar untuk satu hal.</text:p>
      <text:p text:style-name="P20"/>
      <text:p text:style-name="P20">Mengetahui teknik yang baik dapat membantu Anda melakukan pekerjaan Anda atau dipertimbangkan untuk pekerjaan baru.</text:p>
      <text:p text:style-name="P20"/>
      <text:p text:style-name="P20">Namun, ketika para profesional menolak untuk berkolaborasi, mereka mengurangi kepercayaan pada mereka. Di masa depan jika mereka ingin berkolaborasi, mereka mungkin akan bertemu dengan diam.</text:p>
      <text:p text:style-name="P20"/>
      <text:p text:style-name="P20">Jadi, meskipun kolaborasi dapat membangun tim kuat yang menolak berkolaborasi, banyak yang akan selalu menghancurkan mereka.</text:p>
      <text:p text:style-name="P20"/>
      <text:p text:style-name="P20">Dan dalam industri perawatan kesehatan, profesional medis sering kali berkolaborasi dengan orang yang belum pernah mereka temui.</text:p>
      <text:p text:style-name="P20"/>
      <text:p text:style-name="P20">Ini sepenuhnya didasarkan pada kepercayaan pada sistem mereka.</text:p>
      <text:p text:style-name="P20"><text:soft-page-break/></text:p>
      <text:p text:style-name="P20">Ketika pasien yang sakit atau terluka mengunjungi dokter mereka dan mendapatkan diagnosis, beberapa profesional medis mungkin bertanggung jawab untuk melaksanakan rencana perawatan tersebut.</text:p>
      <text:p text:style-name="P20"/>
      <text:p text:style-name="P20">Misalnya, seorang pasien mungkin harus bertemu dengan seorang perawat, dokter, apoteker, terapis, dan beberapa anggota staf untuk mendapatkan semua perawatan yang mereka butuhkan.</text:p>
      <text:p text:style-name="P20"/>
      <text:p text:style-name="P20">Profesional yang ditemui pasien harus menaruh kepercayaan mereka pada yang sebelum mereka, percaya bahwa tindakan yang benar sedang diambil.</text:p>
      <text:p text:style-name="P20"/>
      <text:p text:style-name="P20">Dan sebagai imbalannya, para profesional tersebut akan percaya bahwa orang berikutnya yang ditemui pasien akan terus memberikan perawatan seperti yang diharapkan. Ketika seorang dokter menulis resep obat, seorang apoteker tidak melihat pesanan dan berkata, tidak, saya pikir saya bisa melakukan sesuatu yang lain.</text:p>
      <text:p text:style-name="P20"/>
      <text:p text:style-name="P20">Dan ketika seorang dokter merekomendasikan terapi fisik selama berminggu-minggu untuk cedera, dokter itu mempercayakan terapisnya untuk melaksanakan perintah itu.</text:p>
      <text:p text:style-name="P20"/>
      <text:p text:style-name="P20">Kolaborasi lintas disiplin ini hanya akan berhasil jika para profesional saling percaya dan menjaga kepentingan terbaik pasien mereka.</text:p>
      <text:p text:style-name="P20"/>
      <text:p text:style-name="P20">Jadi kolaborasi Anda mungkin terfokus pada produk atau layanan untuk menguntungkan satu atau banyak pelanggan.</text:p>
      <text:p text:style-name="P20"/>
      <text:p text:style-name="P20">Tetapi pertimbangkan pelajaran dari industri lain saat Anda bekerja bersama dan percayakan pada orang yang mungkin bekerja dengan Anda.</text:p>
      <text:p text:style-name="P20"/>
      <text:p text:style-name="P20">Baiklah, teman-teman, itu saja untuk saat ini.</text:p>
      <text:p text:style-name="P20"/>
      <text:p text:style-name="P20">Lihat di kuliah berikutnya.</text:p>
      <text:p text:style-name="P21">meningkatkan kolaborasi online</text:p>
      <text:p text:style-name="P20"/>
      <text:p text:style-name="P20">Jadi, kami telah menggunakan kuliah terakhir untuk menjelaskan cara meningkatkan kolaborasi, tetapi kolaborasi online dapat menghadirkan tantangan unik.</text:p>
      <text:p text:style-name="P20"/>
      <text:p text:style-name="P20">Banyak tim mungkin mengandalkan platform online untuk melakukan pekerjaan, berbagi informasi, dan berkomunikasi satu sama lain.</text:p>
      <text:p text:style-name="P20"/>
      <text:p text:style-name="P20">Tetapi beberapa dari tim ini mungkin memiliki satu atau dua pekerja lepas jarak jauh yang membantu, atau mungkin seluruh tim didistribusikan ke seluruh dunia.</text:p>
      <text:p text:style-name="P20"/>
      <text:p text:style-name="P20">Intinya adalah, Anda mungkin jarang melihat orang-orang ini secara langsung.</text:p>
      <text:p text:style-name="P20"/>
      <text:p text:style-name="P20">Jadi, membuat kolaborasi online berhasil bisa menjadi bagian penting dalam menyelesaikan pekerjaan untuk tim Anda.</text:p>
      <text:p text:style-name="P20"/>
      <text:p text:style-name="P20">Kami menyebutkan bahwa kolaborasi online dapat menghadirkan beberapa tantangan unik.</text:p>
      <text:p text:style-name="P20"/>
      <text:p text:style-name="P20">Jadi, misalnya, mungkin lebih sulit untuk melakukan percakapan atau pertemuan tertentu ketika tidak ada orang yang secara fisik berada di ruangan yang sama.</text:p>
      <text:p text:style-name="P20"/>
      <text:p text:style-name="P20">Misalnya, Anda tidak selalu dapat membaca ruangan, sehingga untuk berbicara, dan melihat reaksi orang terhadap hal-hal yang mereka katakan.</text:p>
      <text:p text:style-name="P20"/>
      <text:p text:style-name="P20">Melihat anggukan kepala membantu dibandingkan dengan ikon atau avatar virtual yang hanya duduk di sana di layar.</text:p>
      <text:p text:style-name="P20"/>
      <text:p text:style-name="P20">Ada juga lebih sedikit peluang untuk pertemuan spontan, seperti ketika rekan satu tim bertemu satu sama lain di lorong dan membuat rencana untuk bertemu atau bahkan berbagi informasi saat itu juga.</text:p>
      <text:p text:style-name="P20"/>
      <text:p text:style-name="P20">Tapi kolaborasi online juga menderita ketika semua orang tidak menggunakan teknologi dengan cara yang sama.</text:p>
      <text:p text:style-name="P20"/>
      <text:p text:style-name="P20">Misalnya, Anda dapat menggunakan platform manajemen proyek seperti asana atau basecamp yang menyertakan fitur komentar.</text:p>
      <text:p text:style-name="P20"/>
      <text:p text:style-name="P20">Tetapi Anda juga dapat menggunakan papan diskusi berulir buatan sendiri untuk diskusi.</text:p>
      <text:p text:style-name="P20"/>
      <text:p text:style-name="P20">Jika tidak jelas di mana diskusi harus dilakukan, Anda bisa berakhir dengan orang-orang berbicara di kedua tempat, tetapi tidak pernah benar-benar terhubung satu sama lain.</text:p>
      <text:p text:style-name="P20"/>
      <text:p text:style-name="P20">Kolaborasi online mungkin tidak terasa pribadi seperti berkolaborasi secara langsung.</text:p>
      <text:p text:style-name="P20"/>
      <text:p text:style-name="P20">Jadi bagaimana Anda bisa memastikan kolaborasi yang hebat?</text:p>
      <text:p text:style-name="P20"/>
      <text:p text:style-name="P20">Begitu juga yang terjadi saat Anda tidak berada di ruangan kantor atau benua yang sama.</text:p>
      <text:p text:style-name="P20"/>
      <text:p text:style-name="P20">Saat Anda berkolaborasi secara online, lebih penting dari sebelumnya untuk menetapkan proses yang jelas tentang bagaimana pekerjaan dan diskusi diselesaikan.</text:p>
      <text:p text:style-name="P20"><text:soft-page-break/></text:p>
      <text:p text:style-name="P20">Orang perlu tahu di mana mencari file, grafik, konten, dan hal-hal lain yang relevan bagi mereka.</text:p>
      <text:p text:style-name="P20"/>
      <text:p text:style-name="P20">Dan kemudian jika ada masalah atau pertanyaan, mereka perlu tahu di mana harus membicarakannya.</text:p>
      <text:p text:style-name="P20"/>
      <text:p text:style-name="P20">Ada banyak alat komunikasi di luar sana yang memungkinkan tim mengadakan rapat atau sekadar mengobrol.</text:p>
      <text:p text:style-name="P20"/>
      <text:p text:style-name="P20">Baik Anda menggunakan alat video seperti Google Hangouts, goto meeting atau zoom, hingga lebih banyak teks berat seperti slack atau HipChat.</text:p>
      <text:p text:style-name="P20"/>
      <text:p text:style-name="P20">Memilih alat saja tidak cukup.</text:p>
      <text:p text:style-name="P20"/>
      <text:p text:style-name="P20">Tetapkan beberapa panduan tentang di mana diskusi yang berbeda harus dilakukan.</text:p>
      <text:p text:style-name="P20"/>
      <text:p text:style-name="P20">Kalau berkaitan dengan proyek kita, ya, katakan saja di basecamp, tapi kalau tidak terkait proyek, taruh di papan diskusi kita yang lain.</text:p>
      <text:p text:style-name="P20"/>
      <text:p text:style-name="P20">Pertimbangkan untuk memposting pedoman ini di beberapa titik pusat dan ingatkan orang-orang tentang mereka setiap pertemuan.</text:p>
      <text:p text:style-name="P20"/>
      <text:p text:style-name="P20">Anda juga perlu memilih alat terbaik untuk tujuan Anda.</text:p>
      <text:p text:style-name="P20"/>
      <text:p text:style-name="P20">Anda perlu menggunakan aplikasi dan platform yang akan membantu orang-orang Anda menghasilkan karya terbaik mereka, tetapi juga memungkinkan kolaborasi dan pengembalian.</text:p>
      <text:p text:style-name="P20"/>
      <text:p text:style-name="P20">Misalnya, jika sekolah Anda menyukai Universitas Columbia dan Anda sedang mengembangkan kursus online baru, Anda dapat mulai dengan menulis beberapa deskripsi kursus dan tujuan pembelajaran.</text:p>
      <text:p text:style-name="P20"/>
      <text:p text:style-name="P20">Sebelum Anda mendalami pembuatan kurikulum atau tugas, Anda dapat menggunakan alat penulisan kolaboratif seperti GoogleDocs atau QUIP untuk membuat draf seperti ini, di mana Anda mengisi potongan-potongan template yang sudah jadi.</text:p>
      <text:p text:style-name="P20"/>
      <text:p text:style-name="P20">Pekerjaan Anda perlu ditinjau.</text:p>
      <text:p text:style-name="P20"/>
      <text:p text:style-name="P20">Jadi, Anda membagikan dokumen ini dengan editor Anda.</text:p>
      <text:p text:style-name="P20"/>
      <text:p text:style-name="P20">Kemudian mereka melakukan dan membuat revisi, komentar, dan suntingan lainnya.</text:p>
      <text:p text:style-name="P20"/>
      <text:p text:style-name="P20">Dan segera Anda memiliki draf akhir yang dapat Anda publikasikan secara online, proses Anda, dan alat yang Anda butuhkan untuk menyesuaikan dengan mulus.</text:p>
      <text:p text:style-name="P20"/>
      <text:p text:style-name="P20">Jadi pertimbangkan kebutuhan Anda saat Anda mempertimbangkan alat.</text:p>
      <text:p text:style-name="P20"/>
      <text:p text:style-name="P20">Jangan puas dengan alat gratis.</text:p>
      <text:p text:style-name="P20"/>
      <text:p text:style-name="P20">Jika Anda harus membuat banyak solusi, temukan alat yang sesuai untuk Anda dan mintalah demokrasi dalam tindakan.</text:p>
      <text:p text:style-name="P20"><text:soft-page-break/></text:p>
      <text:p text:style-name="P20">Dan ketika Anda memiliki rekan tim yang berada di tempat yang berbeda, hormati ketersediaan mereka.</text:p>
      <text:p text:style-name="P20"/>
      <text:p text:style-name="P20">Jangan menghukum anggota tim karena berada di zona waktu yang berbeda dengan merencanakan pertemuan yang terlalu dini atau terlambat untuk mereka hadiri.</text:p>
      <text:p text:style-name="P20"/>
      <text:p text:style-name="P20">Bicaralah dengan tim Anda tentang ketersediaan mereka dan atur pertemuan selama waktu dan sebagian besar, jika tidak semua kolega Anda dapat hadir.</text:p>
      <text:p text:style-name="P20"/>
      <text:p text:style-name="P20">Jika penjadwalan menjadi masalah, cari cara untuk membagi rapat.</text:p>
      <text:p text:style-name="P20"/>
      <text:p text:style-name="P20">Mungkin Anda bisa mengadakan rapat awal untuk satu tugas dan rapat berikutnya untuk tugas lain.</text:p>
      <text:p text:style-name="P20"/>
      <text:p text:style-name="P20">Pertimbangkan untuk merekam rapat Anda dan membuatnya tersedia untuk diputar jika rekan tim perlu melihat apa yang terjadi.</text:p>
      <text:p text:style-name="P20"/>
      <text:p text:style-name="P20">Bagaimanapun, merekam catatan Anda dari rapat cukup standar.</text:p>
      <text:p text:style-name="P20"/>
      <text:p text:style-name="P20">Jadi, saat rapat Anda selesai, poskan catatan itu dan tempat yang terletak di pusat, kirim email ke seluruh tim Anda untuk membagikannya.</text:p>
      <text:p text:style-name="P20"/>
      <text:p text:style-name="P20">Jadi kolaborasi online akan tetap ada, tetapi masih memerlukan perencanaan yang baik dan memilih alat yang tepat untuk tim Anda agar semuanya berfungsi.</text:p>
      <text:p text:style-name="P20"/>
      <text:p text:style-name="P20">Baiklah, teman-teman, itu saja untuk saat ini.</text:p>
      <text:p text:style-name="P20"/>
      <text:p text:style-name="P20">Sampai jumpa tahun depan.</text:p>
      <text:p text:style-name="P21">kolaborasi lintas tim</text:p>
      <text:p text:style-name="P20"/>
      <text:p text:style-name="P20">Hei, teman-teman, selamat datang kembali.</text:p>
      <text:p text:style-name="P20"/>
      <text:p text:style-name="P20">Kami menghabiskan banyak waktu untuk berbicara tentang cara berkumpul dan bekerja dengan tim terbaik, tetapi ada kalanya kami perlu berkembang melampaui orang-orang kami sendiri dan membawa para ahli dan kolega terampil lainnya dari tim yang berbeda.</text:p>
      <text:p text:style-name="P20"/>
      <text:p text:style-name="P20">Ini cukup umum ketika proyek yang lebih besar muncul.</text:p>
      <text:p text:style-name="P20"/>
      <text:p text:style-name="P20">Jika Anda pernah menjadi bagian dari proyek desain ulang situs web, misalnya, Anda mungkin pernah melihat perwakilan dari hampir semua tim di perusahaan.</text:p>
      <text:p text:style-name="P20"/>
      <text:p text:style-name="P20">Ada manfaat besar ketika seseorang dari tim lain bergabung dengan grup Anda.</text:p>
      <text:p text:style-name="P20"/>
      <text:p text:style-name="P20">Faktanya, ketika Anda hanyalah tim pengembang, misalnya, dan orang pemasaran, Hopsin, untuk membantu bagian dari sebuah proyek, Anda tiba-tiba memiliki akses ke pengetahuan dan keahlian mereka.</text:p>
      <text:p text:style-name="P20"/>
      <text:p text:style-name="P20">Artinya, jika Anda membuat mereka merasa cukup diterima untuk membagikannya, meskipun orang pemasaran umumnya menyebalkan.</text:p>
      <text:p text:style-name="P20"/>
      <text:p text:style-name="P20">Jadi, ketika ada orang baru yang bergabung dengan tim Anda, penting untuk menyambut mereka dan memperkenalkan mereka kepada orang lain.</text:p>
      <text:p text:style-name="P20"/>
      <text:p text:style-name="P20">Jika Anda memiliki pertemuan awal, Anda akan mengundang semua orang agar semua orang tahu siapa semua orang itu.</text:p>
      <text:p text:style-name="P20"/>
      <text:p text:style-name="P20">Melampirkan wajah ke nama yang akan Anda lihat di dokumen dan online nanti akan sangat membantu.</text:p>
      <text:p text:style-name="P20"/>
      <text:p text:style-name="P20">Tetapi jika seseorang bergabung dengan proyek di tengah jalan, pastikan untuk menambahkannya ke diskusi dan proses saat ini jika perlu.</text:p>
      <text:p text:style-name="P20"/>
      <text:p text:style-name="P20">Mulai utas diskusi baru seperti Welcome Jeff Jeffries, Anda tahu, itulah namanya dan biarkan semua orang tahu siapa dia, mengapa dia ada di sana dan bagaimana dia akan membantu tim.</text:p>
      <text:p text:style-name="P20"/>
      <text:p text:style-name="P20">Ketika Anda mendapatkan perwakilan dari tim lain yang terlibat dalam diskusi dan proyek Anda, mereka dapat membawa semua perspektif baru ke pekerjaan Anda.</text:p>
      <text:p text:style-name="P20"/>
      <text:p text:style-name="P20">Jadi, ada baiknya juga mempertimbangkan untuk mengundang mereka ke pertemuan rutin Anda.</text:p>
      <text:p text:style-name="P20"/>
      <text:p text:style-name="P20">Perspektif mereka bisa sangat berharga.</text:p>
      <text:p text:style-name="P20"/>
      <text:p text:style-name="P20">Ada risiko yang terjadi ketika Anda memiliki grup yang seluruhnya terdiri dari orang-orang yang berpikiran sama dan itu disebut Group Think.</text:p>
      <text:p text:style-name="P20"/>
      <text:p text:style-name="P20">Alih-alih menantang orang lain dalam kelompok, anggota tim mungkin menghindari konflik hanya untuk membuat semua orang senang dan melanjutkan semuanya.</text:p>
      <text:p text:style-name="P20"><text:soft-page-break/></text:p>
      <text:p text:style-name="P20">Sekarang Anda ingin mendorong diskusi yang terbuka dan jujur ​​di antara tim, tetapi ketika Anda menyertakan orang-orang dari berbagai bidang bisnis yang memiliki pengalaman berbeda, mereka juga dapat membantu mengangkat masalah yang baru dan menarik.</text:p>
      <text:p text:style-name="P20"/>
      <text:p text:style-name="P20">Tidak peduli siapa yang terlibat atau di tim apa mereka, penting juga bagi orang-orang untuk meninggalkan gelar mereka di depan pintu.</text:p>
      <text:p text:style-name="P20"/>
      <text:p text:style-name="P20">Tidak dapat disangkal bahwa rekan tim tertentu mungkin memiliki otoritas lebih dari yang lain, seperti jika VP diperlukan untuk membuat keputusan akhir tentang opsi yang telah diteliti grup.</text:p>
      <text:p text:style-name="P20"/>
      <text:p text:style-name="P20">Tetapi ketika sebuah tim membutuhkan Anda secara terbuka dan jujur ​​berdasarkan ide, tantang satu sama lain dan berkolaborasi tanpa rasa takut.</text:p>
      <text:p text:style-name="P20"/>
      <text:p text:style-name="P20">Orang perlu melihat satu sama lain sebagai setara.</text:p>
      <text:p text:style-name="P20"/>
      <text:p text:style-name="P20">Jadi anggota tim harus membuat poin untuk mendorong semua orang untuk berpartisipasi bila memungkinkan.</text:p>
      <text:p text:style-name="P20"/>
      <text:p text:style-name="P20">Dan apa, untuk setiap contoh di mana rekan satu tim mungkin mencoba menggunakan posisi mereka untuk memengaruhi orang lain, pastikan untuk juga menyertakan rekan-rekan ini dari tim lain di platform online Anda.</text:p>
      <text:p text:style-name="P20"/>
      <text:p text:style-name="P20">Mereka mungkin tidak memerlukan akses lengkap ke semuanya, tetapi jika Anda mengundang mereka untuk berpartisipasi dalam diskusi online atau untuk melihat bagian tertentu dari suatu proyek secara online, keterlibatan mereka dapat mempercepat bagian dari proses persetujuan.</text:p>
      <text:p text:style-name="P20"/>
      <text:p text:style-name="P20">Alih-alih perlu bertemu dengan baik, mereka dapat meninjau salinan untuk kampanye pemasaran online, misalnya, dan online atau secara langsung.</text:p>
      <text:p text:style-name="P20"/>
      <text:p text:style-name="P20">Penting juga bagi kolaborasi untuk mengadakan pertemuan di lokasi yang tepat.</text:p>
      <text:p text:style-name="P20"/>
      <text:p text:style-name="P20">Lokasi pertemuan Anda perlu membantu memenuhi kebutuhan dasar, seperti memastikan ada cukup kursi dan jenis teknologi yang tepat tersedia.</text:p>
      <text:p text:style-name="P20"/>
      <text:p text:style-name="P20">Namun, Anda tidak harus memiliki semua rapat di tempat yang sama, terutama dengan banyak tim yang diwakili.</text:p>
      <text:p text:style-name="P20"/>
      <text:p text:style-name="P20">Pertimbangkan untuk memutar lokasi pertemuan dan menahannya di dekat lokasi masing-masing kelompok, yang dapat berada di lantai yang berbeda atau di bagian gedung yang berbeda.</text:p>
      <text:p text:style-name="P20"/>
      <text:p text:style-name="P20">Mungkin I.T. orang-orang di ruang bawah tanah yang datang ke pertemuan Anda harus melakukan perjalanan terjauh.</text:p>
      <text:p text:style-name="P20"/>
      <text:p text:style-name="P20">Ini mungkin terlihat sebagai isyarat yang bagus untuk menyarankan mengadakan pertemuan berikutnya di ruang konferensi mereka.</text:p>
      <text:p text:style-name="P20"/>
      <text:p text:style-name="P20">Sebagai gantinya, Anda mungkin juga mengadakan rapat di area netral seperti ruang konferensi umum atau bahkan di luar kantor.</text:p>
      <text:p text:style-name="P20"><text:soft-page-break/></text:p>
      <text:p text:style-name="P20">Dan jika pekerjaan Anda melibatkan perencanaan suatu acara, misalnya, masuk akal juga untuk mengunjungi lokasi, berjalan-jalan di ruangan untuk melihat seperti apa tempat itu.</text:p>
      <text:p text:style-name="P20"/>
      <text:p text:style-name="P20">Bagaimanapun, Anda tidak ingin membuatnya tampak bahwa ada ketidakseimbangan dalam struktur kekuasaan tim dengan menyertakan atau tidak menyertakan orang-orang tertentu yang memperlakukan orang secara berbeda atau mengadakan rapat hanya di satu tempat.</text:p>
      <text:p text:style-name="P20"/>
      <text:p text:style-name="P20">Sangat penting bahwa semua orang yang terlibat merasa setara.</text:p>
      <text:p text:style-name="P20"/>
      <text:p text:style-name="P20">Jadi mereka percaya diri dalam tim dan proses dan bersedia melakukan apa pun untuk mengeluarkan ide dan menghasilkan keputusan terbaik.</text:p>
      <text:p text:style-name="P20"/>
      <text:p text:style-name="P20">Baiklah, teman-teman, itu saja untuk saat ini.</text:p>
      <text:p text:style-name="P20"/>
      <text:p text:style-name="P20">Sampai jumpa di kuliah berikutnya.</text:p>
      <text:p text:style-name="P21">Bagaimana menciptakan budaya kolaborasi</text:p>
      <text:p text:style-name="P20"/>
      <text:p text:style-name="P20">Baiklah.</text:p>
      <text:p text:style-name="P20"/>
      <text:p text:style-name="P20">Selamat datang kembali.</text:p>
      <text:p text:style-name="P20"/>
      <text:p text:style-name="P20">Jadi kami sudah berbicara sebentar tentang cara berkolaborasi dengan anggota tim dan pada satu titik kami berbicara tentang cara mengumpulkan tim yang siap untuk berkolaborasi.</text:p>
      <text:p text:style-name="P20"/>
      <text:p text:style-name="P20">Tetapi bahkan jika Anda mendapatkan semua orang dan semua alat yang Anda butuhkan, kolaborasi tetap membutuhkan dukungan dari sebuah organisasi untuk bekerja, itu perlu menjadi bagian dari budayanya.</text:p>
      <text:p text:style-name="P20"/>
      <text:p text:style-name="P20">Jadi bagaimana Anda mewujudkannya?</text:p>
      <text:p text:style-name="P20"/>
      <text:p text:style-name="P20">Untuk satu hal, kolaborasi perlu menjadi nilai organisasi yang mapan.</text:p>
      <text:p text:style-name="P20"/>
      <text:p text:style-name="P20">Itu berarti kolaborasi tidak bisa hanya menjadi kata kunci.</text:p>
      <text:p text:style-name="P20"/>
      <text:p text:style-name="P20">CEO atau manajer kadang-kadang memercik ke semua rapat staf bulanan mereka.</text:p>
      <text:p text:style-name="P20"/>
      <text:p text:style-name="P20">Mereka perlu menunjukkan kepercayaan mereka dengan berpartisipasi dalam kolaborasi atau mendukung diri mereka sendiri secara langsung.</text:p>
      <text:p text:style-name="P20"/>
      <text:p text:style-name="P20">Jika Anda berada di tim, Anda meninggalkan gelar Anda di depan pintu dan mendukung tujuan yang disepakati oleh tim.</text:p>
      <text:p text:style-name="P20"/>
      <text:p text:style-name="P20">Tetapi jika Anda berada dalam posisi kepemimpinan, mendukung kolaborasi berarti mendengarkan kebutuhan tim Anda dan memastikan rekan tim bekerja sama.</text:p>
      <text:p text:style-name="P20"/>
      <text:p text:style-name="P20">Anda perlu menghadiri rapat dan melihat bagaimana orang berinteraksi.</text:p>
      <text:p text:style-name="P20"/>
      <text:p text:style-name="P20">Ini juga berarti menyediakan bagi mereka semampu Anda.</text:p>
      <text:p text:style-name="P20"/>
      <text:p text:style-name="P20">Misalnya, Anda mungkin memutuskan untuk menawarkan pelatihan dan memastikan karyawan dan manajer sama-sama memahami dasar-dasar kolaborasi dan cara kerjanya.</text:p>
      <text:p text:style-name="P20"/>
      <text:p text:style-name="P20">Atau mungkin Anda mengatur acara atau lokakarya pembentukan tim.</text:p>
      <text:p text:style-name="P20"/>
      <text:p text:style-name="P20">Dengan kata lain, Anda harus meletakkan uang Anda di tempat mulut Anda berada.</text:p>
      <text:p text:style-name="P20"/>
      <text:p text:style-name="P20">Jangan hanya membicarakannya, berinvestasilah dalam kolaborasi dan Anda akan melihat hasil yang lebih besar.</text:p>
      <text:p text:style-name="P20"/>
      <text:p text:style-name="P20">Cara lain untuk mempromosikan kolaborasi adalah dengan mempekerjakan orang yang tepat.</text:p>
      <text:p text:style-name="P20"/>
      <text:p text:style-name="P20">Ketika Anda mempekerjakan orang dengan keterampilan dan kecenderungan kolaboratif, itu akan menguntungkan tim Anda dalam jangka panjang.</text:p>
      <text:p text:style-name="P20"/>
      <text:p text:style-name="P20"><text:soft-page-break/>Jadi ketika Anda mempekerjakan deskripsi pekerjaan yang tepat dan menekankan fokus Anda pada kerja kolaboratif dan menggunakan pertanyaan wawancara untuk melihat apa yang kandidat pikirkan tentang hal itu, hindari orang yang lebih suka bekerja sendiri atau tidak menyukai tim.</text:p>
      <text:p text:style-name="P20"/>
      <text:p text:style-name="P20">Carilah orang-orang dengan keterampilan dan kepribadian yang tepat.</text:p>
      <text:p text:style-name="P20"/>
      <text:p text:style-name="P20">Ini akan membuat proyek masa depan lebih mudah untuk diselesaikan.</text:p>
      <text:p text:style-name="P20"/>
      <text:p text:style-name="P20">Memilih alat kolaboratif yang tepat juga dapat menguntungkan tim, mencari aplikasi atau platform yang mendukung kebutuhan unik tim Anda.</text:p>
      <text:p text:style-name="P20"/>
      <text:p text:style-name="P20">Apakah Anda memerlukan alur kerja seperti kemampuan seperti pemasaran konten atau tim perangkat lunak yang kami sebutkan di kuliah sebelumnya?</text:p>
      <text:p text:style-name="P20"/>
      <text:p text:style-name="P20">Atau mungkin Anda memerlukan alat yang memungkinkan berbagai jenis komunikasi dari perpesanan seluler hingga obrolan video.</text:p>
      <text:p text:style-name="P20"/>
      <text:p text:style-name="P20">Juga, jangan meremehkan nilai papan diskusi berulir.</text:p>
      <text:p text:style-name="P20"/>
      <text:p text:style-name="P20">Papan diskusi online memungkinkan siapa saja untuk mengajukan pertanyaan atau masalah yang bermanfaat.</text:p>
      <text:p text:style-name="P20"/>
      <text:p text:style-name="P20">Kolega dapat berbicara melalui ide, masalah dan bahkan menggunakannya untuk interaksi sosial.</text:p>
      <text:p text:style-name="P20"/>
      <text:p text:style-name="P20">Cara apa pun bagi tim untuk bertemu dan mengenal satu sama lain dengan lebih baik, baik secara profesional maupun pribadi, akan menjadi hal yang baik.</text:p>
      <text:p text:style-name="P20"/>
      <text:p text:style-name="P20">Kolaborasi juga bisa mendapatkan keuntungan dari tempat karyawan Anda duduk.</text:p>
      <text:p text:style-name="P20"/>
      <text:p text:style-name="P20">Alih-alih menyembunyikan orang di balik dinding bilik, banyak kantor memiliki desain yang lebih terbuka di mana orang dapat berinteraksi dengan lebih mudah.</text:p>
      <text:p text:style-name="P20"/>
      <text:p text:style-name="P20">Jadi, Anda dapat mempertimbangkan desain tempat kerja terbuka atau tempat kerja berbasis aktivitas.</text:p>
      <text:p text:style-name="P20"/>
      <text:p text:style-name="P20">Disebut ABW, ABW atau tempat kerja berbasis aktivitas memungkinkan karyawan untuk memilih di mana mereka ingin duduk setiap hari.</text:p>
      <text:p text:style-name="P20"/>
      <text:p text:style-name="P20">Pilihan mereka didasarkan pada di mana mereka perlu berada.</text:p>
      <text:p text:style-name="P20"/>
      <text:p text:style-name="P20">Jadi suatu hari tim penulis mungkin bekerja di ruang konferensi karena mereka perlu bertukar pikiran dan mengerjakan ide.</text:p>
      <text:p text:style-name="P20"/>
      <text:p text:style-name="P20">Di hari lain, penulis mungkin bekerja sama dengan spesialis SEO untuk membahas kinerja karya tulis sebelumnya di situs web mereka.</text:p>
      <text:p text:style-name="P20"/>
      <text:p text:style-name="P20">Dan di hari lain mereka mungkin bekerja di pod isolasi untuk fokus menulis tanpa gangguan.</text:p>
      <text:p text:style-name="P20"/>
      <text:p text:style-name="P20">Beberapa karyawan tidak menyadari bagaimana ruang kerja fisik dapat mempengaruhi produktivitas atau kolaborasi.</text:p>
      <text:p text:style-name="P20"><text:soft-page-break/></text:p>
      <text:p text:style-name="P20">Jadi mengizinkan tim untuk bekerja di tempat yang mereka butuhkan dapat membuat perbedaan besar.</text:p>
      <text:p text:style-name="P20"/>
      <text:p text:style-name="P20">Namun di atas semua itu, kolaborasi hanya akan berhasil jika para pemimpin memercayai tim untuk membuat keputusan yang tepat.</text:p>
      <text:p text:style-name="P20"/>
      <text:p text:style-name="P20">Ketika peserta proyek atau tim tahu bahwa mereka benar-benar dapat melembagakan perubahan yang ingin mereka buat atau bahwa ada dukungan di balik apa yang mereka ciptakan, itu memberi pekerjaan mereka lebih berarti.</text:p>
      <text:p text:style-name="P20"/>
      <text:p text:style-name="P20">Mereka akan lebih banyak berinvestasi dan akan memberikan upaya maksimal di belakang pekerjaan mereka.</text:p>
      <text:p text:style-name="P20"/>
      <text:p text:style-name="P20">Jadi, jika Anda memiliki arahan atau persyaratan untuk tim kolaboratif, berikan mereka pedoman yang diperlukan dan kemudian menyingkir dan biarkan mereka melakukan pekerjaan mereka.</text:p>
      <text:p text:style-name="P20"/>
      <text:p text:style-name="P20">Jadi kolaborasi perlu digalakkan oleh kepemimpinan.</text:p>
      <text:p text:style-name="P20"/>
      <text:p text:style-name="P20">Dan lebih dari sekadar kata-kata, tunjukkan kepada tim Anda bahwa Anda percaya pada kolaborasi melalui perencanaan dan kepercayaan investasi, dan tim tersebut akan merespons dengan kerja kolaboratif yang hebat.</text:p>
      <text:p text:style-name="P20"/>
      <text:p text:style-name="P20">Yang sedang berkata, lihat di kuliah berikutnya.</text:p>
      <text:p text:style-name="P21">Kesimpulan</text:p>
      <text:p text:style-name="P20"/>
      <text:p text:style-name="P20">Baiklah, teman-teman, selamat datang kembali.</text:p>
      <text:p text:style-name="P20"/>
      <text:p text:style-name="P20">Jadi seperti yang telah kita diskusikan, tim datang dalam berbagai bentuk, ukuran, dan rasa, industri dan bisnis Anda akan menentukan sasaran dan pelanggan yang Anda tuju.</text:p>
      <text:p text:style-name="P20"/>
      <text:p text:style-name="P20">Namun di mana pun Anda bekerja, kolaborasi dapat menjadi manfaat besar bagi pekerjaan Anda, baik secara individu maupun sebagai tim.</text:p>
      <text:p text:style-name="P20"/>
      <text:p text:style-name="P20">Tetapi apakah tim Anda adalah kantor atau online, tim itu besar atau kecil.</text:p>
      <text:p text:style-name="P20"/>
      <text:p text:style-name="P20">Dan terlepas dari tujuan Anda, kolaborasi tidak akan berhasil tanpa kepercayaan, kepercayaan pada rekan tim Anda, kepercayaan pada pemimpin Anda, dan kepercayaan pada proses, Anda adalah bagiannya.</text:p>
      <text:p text:style-name="P20"/>
      <text:p text:style-name="P20">Semakin baik Anda mengenal rekan satu tim Anda dan semakin sering Anda bekerja dengan mereka, semakin mudah untuk memercayai mereka.</text:p>
      <text:p text:style-name="P20"/>
      <text:p text:style-name="P20">Jadi, pastikan untuk berbicara dengan mereka, ajukan pertanyaan, dan jangan menghindari situasi di mana Anda bisa mengenal mereka lebih baik.</text:p>
      <text:p text:style-name="P20"/>
      <text:p text:style-name="P20">Anda mungkin menemukan diri Anda dalam situasi di mana Anda bisa menjadi mentor, memberikan nasihat bermanfaat kepada rekan setim yang kurang berpengalaman.</text:p>
      <text:p text:style-name="P20"/>
      <text:p text:style-name="P20">Mereka menaruh kepercayaan mereka pada Anda.</text:p>
      <text:p text:style-name="P20"/>
      <text:p text:style-name="P20">Namun saat situasi berubah dan Anda membutuhkan saran, Anda akan melihat mengapa kolaborasi dan kepercayaan berjalan beriringan, ketika para pemimpin Anda secara terbuka mempromosikan nilai-nilai yang bermanfaat seperti kolaborasi, menunjukkan dukungan mereka dengan menyediakan alat dan pelatihan.</text:p>
      <text:p text:style-name="P20"/>
      <text:p text:style-name="P20">Dukungan itu adalah perasaan yang luar biasa.</text:p>
      <text:p text:style-name="P20"/>
      <text:p text:style-name="P20">Jadi, jika Anda berada di posisi kepemimpinan, pikirkan tentang cara memberikan dukungan terbaik.</text:p>
      <text:p text:style-name="P20"/>
      <text:p text:style-name="P20">Namun dalam semangat kolaborasi, pastikan untuk berbicara dengan tim Anda juga.</text:p>
      <text:p text:style-name="P20"/>
      <text:p text:style-name="P20">Jangan lakukan apa yang menurut Anda terbaik.</text:p>
      <text:p text:style-name="P20"/>
      <text:p text:style-name="P20">Lakukan apa yang Anda tahu terbaik, karena Anda telah membicarakannya dengan tim Anda, gunakan keahlian mereka untuk memilih alat terbaik untuk pekerjaan itu dan biarkan mereka memercayai Anda, karena ketika mereka melakukannya, mereka akan bekerja lebih keras dan menyelesaikan pekerjaan .</text:p>
      <text:p text:style-name="P20"/>
      <text:p text:style-name="P20">Pada akhirnya, kolaborasi adalah tentang kepercayaan dan berbagi.</text:p>
      <text:p text:style-name="P20"/>
      <text:p text:style-name="P20">Anda berbagi pekerjaan dan tanggung jawab, tetapi Anda juga berbagi kesuksesan yang Anda capai.</text:p>
      <text:p text:style-name="P20"/>
      <text:p text:style-name="P20"><text:soft-page-break/>Ketika tim mengatasi rintangan bersama, itu menempatkan mereka pada posisi yang bagus untuk mencapai lebih banyak lagi saat mereka bekerja sama lagi.</text:p>
      <text:p text:style-name="P20"/>
      <text:p text:style-name="P20">Jadi ingatlah untuk mempercayai dan berbagi dan menikmati setiap kesempatan yang Anda dapatkan untuk berkolaborasi dengan rekan-rekan berbakat Anda.</text:p>
      <text:p text:style-name="P20"/>
      <text:p text:style-name="P20">Baiklah teman-teman, terima kasih sudah menonton.</text:p>
      <text:p text:style-name="P20"/>
      <text:p text:style-name="P20">Sampai jumpa lain wakt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11:19:55.248826202</meta:creation-date>
    <dc:date>2022-06-27T10:15:29.999541416</dc:date>
    <meta:editing-duration>PT23H36M16S</meta:editing-duration>
    <meta:editing-cycles>257</meta:editing-cycles>
    <meta:generator>LibreOffice/7.2.7.2$Linux_X86_64 LibreOffice_project/8d71d29d553c0f7dcbfa38fbfda25ee34cce99a2</meta:generator>
    <meta:document-statistic meta:table-count="0" meta:image-count="0" meta:object-count="0" meta:page-count="33" meta:paragraph-count="528" meta:word-count="8440" meta:character-count="60424" meta:non-whitespace-character-count="52459"/>
  </office:meta>
</office:document-meta>
</file>